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Use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4.5cm" style:writing-mode="lr-tb"/>
      <style:paragraph-properties style:writing-mode="lr-tb"/>
    </style:style>
    <style:style style:name="gr3" style:family="graphic" style:parent-style-name="Inheritance">
      <style:graphic-properties draw:textarea-horizontal-align="center" draw:textarea-vertical-align="middle"/>
    </style:style>
    <style:style style:name="gr4" style:family="graphic" style:parent-style-name="Compose">
      <style:graphic-properties draw:textarea-horizontal-align="center" draw:textarea-vertical-align="middle"/>
    </style:style>
    <style:style style:name="gr5" style:family="graphic" style:parent-style-name="standard">
      <style:graphic-properties draw:textarea-vertical-align="middle" draw:auto-grow-height="false" fo:min-height="2.458cm" fo:min-width="4.208cm" style:writing-mode="lr-tb"/>
      <style:paragraph-properties style:writing-mode="lr-tb"/>
    </style:style>
    <style:style style:name="gr6" style:family="graphic" style:parent-style-name="Compose">
      <style:graphic-properties draw:marker-end="Square_20_45_20_unfilled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25cm" fo:min-width="2.5cm"/>
    </style:style>
    <style:style style:name="gr8" style:family="graphic">
      <style:graphic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10" style:family="graphic" style:parent-style-name="Compose">
      <style:graphic-properties draw:marker-end="Circle" draw:textarea-horizontal-align="center" draw:textarea-vertical-align="middle"/>
    </style:style>
    <style:style style:name="gr11" style:family="graphic" style:parent-style-name="standard">
      <style:graphic-properties draw:textarea-horizontal-align="left" draw:textarea-vertical-align="top" draw:auto-grow-height="false" fo:min-height="3.769cm" fo:min-width="6.501cm" style:writing-mode="lr-tb"/>
      <style:paragraph-properties style:writing-mode="lr-tb"/>
    </style:style>
    <style:style style:name="gr12" style:family="graphic" style:parent-style-name="standard">
      <style:graphic-properties draw:fill="none" draw:textarea-horizontal-align="left" draw:textarea-vertical-align="top"/>
    </style:style>
    <style:style style:name="gr13" style:family="graphic" style:parent-style-name="standard">
      <style:graphic-properties draw:textarea-horizontal-align="justify" draw:textarea-vertical-align="middle" draw:auto-grow-height="false" fo:min-height="9.933cm" fo:min-width="0.247cm" style:writing-mode="lr-tb"/>
      <style:paragraph-properties style:writing-mode="lr-tb"/>
    </style:style>
    <style:style style:name="gr14" style:family="graphic" style:parent-style-name="Compose">
      <style:graphic-properties draw:marker-end="" draw:textarea-horizontal-align="center" draw:textarea-vertical-align="middle"/>
    </style:style>
    <style:style style:name="gr15" style:family="graphic" style:parent-style-name="standard" style:list-style-name="L2">
      <style:graphic-properties draw:stroke="solid" svg:stroke-width="0.1cm" svg:stroke-color="#000000" draw:marker-start="" draw:marker-start-width="0.35cm" draw:marker-start-center="false" draw:marker-end="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dash" draw:stroke-dash="Long_20_Dash" svg:stroke-width="0.1cm" svg:stroke-color="#000000" draw:marker-start="" draw:marker-start-width="0.35cm" draw:marker-start-center="false" draw:marker-end="UML_20_Arrow" draw:marker-end-width="0.35cm" draw:marker-end-center="false" draw:fill="none" draw:fill-color="#fffff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dash" draw:stroke-dash="Long_20_Dash" svg:stroke-width="0.1cm" svg:stroke-color="#000000" draw:marker-start="" draw:marker-start-width="0.35cm" draw:marker-start-center="false" draw:marker-end="Triangle_20_unfilled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.1cm" svg:stroke-color="#000000" draw:marker-start="" draw:marker-start-width="0.35cm" draw:marker-start-center="false" draw:marker-end="Square_20_45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.1cm" svg:stroke-color="#000000" draw:marker-start="" draw:marker-start-width="0.35cm" draw:marker-start-center="false" draw:marker-end="Square_20_45_20_unfilled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.1cm" svg:stroke-color="#000000" draw:marker-start="" draw:marker-start-width="0.35cm" draw:marker-start-center="false" draw:marker-end="UML_20_Arrow" draw:marker-end-width="0.3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.1cm" svg:stroke-color="#000000" draw:marker-start="" draw:marker-start-width="0.35cm" draw:marker-start-center="false" draw:marker-end="Circle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22" style:family="graphic" style:parent-style-name="Flow">
      <style:graphic-properties draw:marker-start="Arrowheads_20_1" draw:marker-start-width="0.6cm" draw:textarea-horizontal-align="center" draw:textarea-vertical-align="middle"/>
    </style:style>
    <style:style style:name="gr23" style:family="graphic" style:parent-style-name="Flow">
      <style:graphic-properties draw:marker-start="Arrowheads_20_1" draw:marker-start-width="0.6cm" draw:marker-end="" draw:textarea-horizontal-align="center" draw:textarea-vertical-align="middle"/>
    </style:style>
    <style:style style:name="gr24" style:family="graphic" style:parent-style-name="standard">
      <style:graphic-properties svg:stroke-width="0.1cm" svg:stroke-color="#000000" draw:marker-start-width="0.35cm" draw:marker-end="Arrowheads_20_7" draw:marker-end-width="0.8cm" draw:stroke-linejoin="mi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000000" draw:marker-start="Arrowheads_20_21" draw:marker-start-width="0.75cm" draw:marker-end="" draw:marker-end-width="0.35cm" draw:stroke-linejoin="miter" draw:textarea-horizontal-align="center" draw:textarea-vertical-align="middle" fo:padding-top="0.05cm" fo:padding-bottom="0.05cm" fo:padding-left="0.05cm" fo:padding-right="0.05cm"/>
    </style:style>
    <style:style style:name="gr26" style:family="graphic" style:parent-style-name="standard" style:list-style-name="L2">
      <style:graphic-properties draw:stroke="solid" svg:stroke-width="0.1cm" svg:stroke-color="#000000" draw:marker-start="" draw:marker-start-width="0.35cm" draw:marker-start-center="false" draw:marker-end="Circle_20_unfilled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27" style:family="graphic" style:parent-style-name="standard">
      <style:graphic-properties draw:textarea-horizontal-align="justify" draw:textarea-vertical-align="middle" draw:auto-grow-height="false" fo:min-height="5.493cm" fo:min-width="3.582cm" style:writing-mode="lr-tb"/>
      <style:paragraph-properties style:writing-mode="lr-tb"/>
    </style:style>
    <style:style style:name="gr28" style:family="graphic" style:parent-style-name="standard">
      <style:graphic-properties draw:textarea-vertical-align="middle"/>
      <style:paragraph-properties style:writing-mode="lr-tb"/>
    </style:style>
    <style:style style:name="gr29" style:family="graphic" style:parent-style-name="standard">
      <style:graphic-properties draw:textarea-vertical-align="middle"/>
    </style:style>
    <style:style style:name="gr30" style:family="graphic" style:parent-style-name="objectwithoutfill">
      <style:graphic-properties draw:fill="solid" draw:textarea-vertical-align="middle"/>
    </style:style>
    <style:style style:name="gr31" style:family="graphic" style:parent-style-name="standard">
      <style:graphic-properties draw:textarea-horizontal-align="justify" draw:textarea-vertical-align="bottom" draw:auto-grow-height="false" fo:min-height="0.425cm" fo:min-width="0.175cm" style:writing-mode="lr-tb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3" style:family="graphic" style:parent-style-name="standard" style:list-style-name="L2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solid" svg:stroke-width="0.1cm" svg:stroke-color="#000000" draw:marker-start="" draw:marker-start-width="0.35cm" draw:marker-start-center="false" draw:marker-end="UML_20_Arrow" draw:marker-end-width="0.3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dash" draw:stroke-dash="Long_20_Dash" svg:stroke-width="0.1cm" svg:stroke-color="#000000" draw:marker-start="" draw:marker-start-width="0.35cm" draw:marker-start-center="false" draw:marker-end="Triangle_20_unfilled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dash" draw:stroke-dash="Long_20_Dash" svg:stroke-width="0.1cm" svg:stroke-color="#000000" draw:marker-start="" draw:marker-start-width="0.35cm" draw:marker-start-center="false" draw:marker-end="UML_20_Arrow" draw:marker-end-width="0.35cm" draw:marker-end-center="false" draw:fill="none" draw:fill-color="#fffff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dash" draw:stroke-dash="Long_20_Dash" svg:stroke-width="0.1cm" svg:stroke-color="#000000" draw:marker-start="" draw:marker-start-width="0.35cm" draw:marker-start-center="false" draw:marker-end="UML_20_Arrow" draw:marker-end-width="0.35cm" draw:marker-end-center="false" draw:fill="none" draw:fill-color="#fffff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  <style:paragraph-properties style:writing-mode="lr-tb"/>
    </style:style>
    <style:style style:name="gr38" style:family="graphic" style:parent-style-name="standard" style:list-style-name="L2">
      <style:graphic-properties draw:stroke="dash" draw:stroke-dash="Long_20_Dash" svg:stroke-width="0.1cm" svg:stroke-color="#000000" draw:marker-start="" draw:marker-start-width="0.35cm" draw:marker-start-center="false" draw:marker-end="UML_20_Arrow" draw:marker-end-width="0.35cm" draw:marker-end-center="false" draw:fill="none" draw:fill-color="#fffff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  <style:paragraph-properties style:writing-mode="lr-tb"/>
    </style:style>
    <style:style style:name="gr39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40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1.463cm" fo:min-width="5.215cm" fo:padding-top="0.13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41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42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bottom" draw:auto-grow-height="true" fo:min-height="0cm" fo:min-width="0cm" fo:padding-top="0.63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43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right" draw:textarea-vertical-align="bottom" draw:auto-grow-height="true" fo:min-height="0cm" fo:min-width="0cm" fo:padding-top="0.107cm" fo:padding-bottom="0.597cm" fo:padding-left="0.227cm" fo:padding-right="0.227cm" fo:wrap-option="no-wrap" draw:shadow="hidden" draw:shadow-offset-x="0.2cm" draw:shadow-offset-y="0.2cm" draw:shadow-color="#808080" style:writing-mode="lr-tb"/>
      <style:paragraph-properties style:writing-mode="lr-tb"/>
    </style:style>
    <style:style style:name="gr44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1.463cm" fo:min-width="5.85cm" fo:padding-top="0.13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45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46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47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top" draw:auto-grow-height="false" fo:min-height="2.647cm" fo:min-width="6.168cm" fo:padding-top="0.13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48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49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middle" draw:auto-grow-height="false" fo:min-height="2.29cm" fo:min-width="5.85cm" fo:padding-top="0.125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50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51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52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53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54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55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56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57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58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59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0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1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2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3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4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middle" draw:auto-grow-height="false" fo:min-height="2.29cm" fo:min-width="5.85cm" fo:padding-top="0.125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65" style:family="graphic" style:parent-style-name="standard" style:list-style-name="L3">
      <style:graphic-properties draw:stroke="solid" svg:stroke-width="0.018cm" svg:stroke-color="#000000" draw:marker-start="" draw:marker-start-width="0.228cm" draw:marker-start-center="false" draw:marker-end="" draw:marker-end-width="0.228cm" draw:marker-end-center="false" draw:stroke-linejoin="none" svg:stroke-linecap="round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/>
    </style:style>
    <style:style style:name="gr66" style:family="graphic" style:parent-style-name="standard" style:list-style-name="L3">
      <style:graphic-properties draw:stroke="solid" svg:stroke-width="0.018cm" svg:stroke-color="#000000" draw:marker-start="" draw:marker-start-width="0.228cm" draw:marker-start-center="false" draw:marker-end="" draw:marker-end-width="0.228cm" draw:marker-end-center="false" draw:stroke-linejoin="none" svg:stroke-linecap="round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/>
    </style:style>
    <style:style style:name="gr67" style:family="graphic" style:parent-style-name="standard" style:list-style-name="L3">
      <style:graphic-properties draw:stroke="solid" svg:stroke-width="0.018cm" svg:stroke-color="#000000" draw:marker-start="" draw:marker-start-width="0.228cm" draw:marker-start-center="false" draw:marker-end="" draw:marker-end-width="0.228cm" draw:marker-end-center="false" draw:stroke-linejoin="none" svg:stroke-linecap="round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/>
    </style:style>
    <style:style style:name="gr68" style:family="graphic" style:parent-style-name="standard" style:list-style-name="L3">
      <style:graphic-properties draw:stroke="solid" svg:stroke-width="0.018cm" svg:stroke-color="#000000" draw:marker-start="" draw:marker-start-width="0.228cm" draw:marker-start-center="false" draw:marker-end="" draw:marker-end-width="0.228cm" draw:marker-end-center="false" draw:stroke-linejoin="none" svg:stroke-linecap="round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/>
    </style:style>
    <style:style style:name="gr69" style:family="graphic" style:parent-style-name="standard" style:list-style-name="L3">
      <style:graphic-properties draw:stroke="solid" svg:stroke-width="0.018cm" svg:stroke-color="#000000" draw:marker-start="" draw:marker-start-width="0.228cm" draw:marker-start-center="false" draw:marker-end="" draw:marker-end-width="0.228cm" draw:marker-end-center="false" draw:stroke-linejoin="none" svg:stroke-linecap="round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/>
    </style:style>
    <style:style style:name="gr70" style:family="graphic" style:parent-style-name="standard" style:list-style-name="L3">
      <style:graphic-properties draw:stroke="solid" svg:stroke-width="0.018cm" svg:stroke-color="#000000" draw:marker-start="" draw:marker-start-width="0.228cm" draw:marker-start-center="false" draw:marker-end="" draw:marker-end-width="0.228cm" draw:marker-end-center="false" draw:stroke-linejoin="none" svg:stroke-linecap="round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/>
    </style:style>
    <style:style style:name="gr71" style:family="graphic" style:parent-style-name="standard" style:list-style-name="L3">
      <style:graphic-properties draw:stroke="solid" svg:stroke-width="0.018cm" svg:stroke-color="#000000" draw:marker-start="" draw:marker-start-width="0.228cm" draw:marker-start-center="false" draw:marker-end="" draw:marker-end-width="0.228cm" draw:marker-end-center="false" draw:stroke-linejoin="none" svg:stroke-linecap="round" draw:fill="none" draw:fill-color="#729fcf" draw:textarea-horizontal-align="justify" draw:textarea-vertical-align="middle" fo:padding-top="0.135cm" fo:padding-bottom="0.135cm" fo:padding-left="0.26cm" fo:padding-right="0.26cm" fo:wrap-option="wrap" draw:shadow="hidden" draw:shadow-offset-x="0.2cm" draw:shadow-offset-y="0.2cm" draw:shadow-color="#808080"/>
    </style:style>
    <style:style style:name="gr72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73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74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75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76" style:family="graphic">
      <style:graphic-properties style:protect="size" style:writing-mode="lr-tb"/>
    </style:style>
    <style:style style:name="gr77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bottom" draw:auto-grow-height="false" fo:min-height="0.812cm" fo:min-width="0.562cm" fo:padding-top="0.125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78" style:family="graphic" style:parent-style-name="standard" style:list-style-name="L2">
      <style:graphic-properties draw:stroke="none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draw:textarea-horizontal-align="justify" draw:auto-grow-width="true" fo:min-height="0.744cm" fo:min-width="2.47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79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middle" draw:auto-grow-height="false" fo:min-height="2.29cm" fo:min-width="4.58cm" fo:padding-top="0.175cm" fo:padding-bottom="0.175cm" fo:padding-left="0.3cm" fo:padding-right="0.3cm" fo:wrap-option="wrap" draw:shadow="hidden" draw:shadow-offset-x="0.2cm" draw:shadow-offset-y="0.2cm" draw:shadow-color="#808080"/>
      <style:paragraph-properties style:writing-mode="lr-tb"/>
    </style:style>
    <style:style style:name="gr80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81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center" draw:textarea-vertical-align="middle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82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left" draw:textarea-vertical-align="top" draw:auto-grow-height="false" fo:min-height="3.016cm" fo:min-width="4.58cm" fo:padding-top="0.125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83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draw:auto-grow-height="false" fo:min-height="3.561cm" fo:min-width="3.31cm" fo:padding-top="0.125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84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draw:auto-grow-height="false" fo:min-height="1.546cm" fo:min-width="3.991cm" fo:padding-top="0.125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85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left" draw:textarea-vertical-align="top" draw:auto-grow-height="false" fo:min-height="2.75cm" fo:min-width="4.5cm" fo:padding-top="0.125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86" style:family="graphic">
      <style:graphic-properties style:protect="size"/>
    </style:style>
    <style:style style:name="gr87" style:family="graphic" style:parent-style-name="standard" style:list-style-name="L2">
      <style:graphic-properties draw:stroke="none" svg:stroke-width="0cm" svg:stroke-color="#3465a4" draw:marker-start="" draw:marker-start-width="0.359cm" draw:marker-start-center="false" draw:marker-end="" draw:marker-end-width="0.359cm" draw:marker-end-center="false" draw:fill="solid" draw:fill-color="#000000" loext:fill-use-slide-background="false" draw:opacity="100%" draw:textarea-horizontal-align="justify" draw:textarea-vertical-align="middle" draw:auto-grow-height="false" fo:min-height="0.318cm" fo:min-width="0.068cm" fo:padding-top="0.178cm" fo:padding-bottom="0.178cm" fo:padding-left="0.303cm" fo:padding-right="0.303cm" fo:wrap-option="wrap" draw:shadow="hidden" draw:shadow-offset-x="0.2cm" draw:shadow-offset-y="0.2cm" draw:shadow-color="#808080"/>
    </style:style>
    <style:style style:name="gr88" style:family="graphic" style:parent-style-name="standard" style:list-style-name="L2">
      <style:graphic-properties draw:stroke="none" svg:stroke-width="0cm" svg:stroke-color="#3465a4" draw:marker-start="" draw:marker-start-width="0.676cm" draw:marker-start-center="false" draw:marker-end="" draw:marker-end-width="0.676cm" draw:marker-end-center="false" draw:fill="solid" draw:fill-color="#000000" loext:fill-use-slide-background="false" draw:opacity="100%" draw:textarea-horizontal-align="justify" draw:textarea-vertical-align="middle" draw:auto-grow-height="false" fo:min-height="0cm" fo:min-width="0cm" fo:padding-top="0.283cm" fo:padding-bottom="0.283cm" fo:padding-left="0.408cm" fo:padding-right="0.408cm" fo:wrap-option="wrap" draw:shadow="hidden" draw:shadow-offset-x="0.2cm" draw:shadow-offset-y="0.2cm" draw:shadow-color="#808080"/>
    </style:style>
    <style:style style:name="gr89" style:family="graphic" style:parent-style-name="standard" style:list-style-name="L2">
      <style:graphic-properties draw:stroke="solid" draw:stroke-dash="Long_20_Dash" svg:stroke-width="0.1cm" svg:stroke-color="#000000" draw:marker-start="" draw:marker-start-width="0.35cm" draw:marker-start-center="false" draw:marker-end="UML_20_Arrow" draw:marker-end-width="0.35cm" draw:marker-end-center="false" draw:fill="solid" draw:fill-color="#000000" draw:textarea-horizontal-align="justify" draw:textarea-vertical-align="middle" draw:auto-grow-height="false" fo:min-height="0.095cm" fo:min-width="0cm" fo:padding-top="0.175cm" fo:padding-bottom="0.175cm" fo:padding-left="0.3cm" fo:padding-right="0.3cm" fo:wrap-option="wrap" draw:shadow="hidden" draw:shadow-offset-x="0.2cm" draw:shadow-offset-y="0.2cm" draw:shadow-color="#808080" style:protect="size"/>
    </style:style>
    <style:style style:name="gr90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draw:auto-grow-height="false" fo:min-height="0.386cm" fo:min-width="0.136cm" fo:padding-top="0.125cm" fo:padding-bottom="0.125cm" fo:padding-left="0.25cm" fo:padding-right="0.25cm" fo:wrap-option="wrap" draw:shadow="hidden" draw:shadow-offset-x="0.2cm" draw:shadow-offset-y="0.2cm" draw:shadow-color="#808080" style:protect="size"/>
    </style:style>
    <style:style style:name="gr91" style:family="graphic" style:parent-style-name="standard" style:list-style-name="L2">
      <style:graphic-properties draw:stroke="solid" draw:stroke-dash="Dashed_20__28_var_29__20_4" svg:stroke-width="0.1cm" svg:stroke-color="#000000" draw:marker-start="Arrowheads_20_1" draw:marker-start-width="0.5cm" draw:marker-start-center="false" draw:marker-end="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92" style:family="graphic" style:parent-style-name="standard" style:list-style-name="L2">
      <style:graphic-properties draw:stroke="solid" draw:stroke-dash="Dashed_20__28_var_29__20_4" svg:stroke-width="0.1cm" svg:stroke-color="#000000" draw:marker-start="Arrowheads_20_22" draw:marker-start-width="0.5cm" draw:marker-start-center="false" draw:marker-end="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93" style:family="graphic" style:parent-style-name="standard" style:list-style-name="L2">
      <style:graphic-properties draw:stroke="solid" draw:stroke-dash="Dashed_20__28_var_29__20_4" svg:stroke-width="0.1cm" svg:stroke-color="#000000" draw:marker-start="Arrowheads_20_1" draw:marker-start-width="0.5cm" draw:marker-start-center="false" draw:marker-end="Square_20_unfilled" draw:marker-end-width="0.6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94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middle" draw:auto-grow-height="false" fo:min-height="2.29cm" fo:min-width="4.58cm" fo:padding-top="0.125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95" style:family="graphic" style:parent-style-name="standard" style:list-style-name="L2">
      <style:graphic-properties draw:stroke="dash" draw:stroke-dash="Double_20_Dash" svg:stroke-width="0.1cm" svg:stroke-color="#000000" draw:marker-start="" draw:marker-start-width="0.35cm" draw:marker-start-center="false" draw:marker-end="" draw:marker-end-width="0.35cm" draw:marker-end-center="false" draw:fill="solid" draw:fill-color="#ffffff" draw:textarea-horizontal-align="justify" draw:textarea-vertical-align="middle" draw:auto-grow-height="false" fo:min-height="1.546cm" fo:min-width="3.726cm" fo:padding-top="0.125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96" style:family="graphic" style:parent-style-name="standard">
      <style:graphic-properties draw:fill="solid" draw:fill-color="#dcedc8" draw:textarea-horizontal-align="left" draw:textarea-vertical-align="top" draw:auto-grow-height="false" fo:min-height="7.37cm" fo:min-width="12.216cm" style:writing-mode="lr-tb"/>
      <style:paragraph-properties style:writing-mode="lr-tb"/>
    </style:style>
    <style:style style:name="gr97" style:family="graphic" style:parent-style-name="standard">
      <style:graphic-properties draw:fill="none" draw:fill-color="#dcedc8" loext:fill-use-slide-background="false" draw:textarea-horizontal-align="left" draw:textarea-vertical-align="top"/>
    </style:style>
    <style:style style:name="gr98" style:family="graphic" style:parent-style-name="standard">
      <style:graphic-properties draw:fill-color="#ffcdd2" draw:textarea-horizontal-align="justify" draw:textarea-vertical-align="top" draw:auto-grow-height="false" fo:min-height="2.75cm" fo:min-width="4.5cm" style:writing-mode="lr-tb"/>
      <style:paragraph-properties style:writing-mode="lr-tb"/>
    </style:style>
    <style:style style:name="gr99" style:family="graphic" style:parent-style-name="standard">
      <style:graphic-properties draw:fill-color="#ffcdd2" draw:textarea-horizontal-align="left" draw:textarea-vertical-align="top" draw:auto-grow-height="false" fo:min-height="2.361cm" fo:min-width="4.5cm" style:writing-mode="lr-tb"/>
      <style:paragraph-properties style:writing-mode="lr-tb"/>
    </style:style>
    <style:style style:name="gr100" style:family="graphic" style:parent-style-name="standard">
      <style:graphic-properties draw:fill-color="#ffcdd2" draw:textarea-horizontal-align="left" draw:textarea-vertical-align="top" draw:auto-grow-height="false" fo:min-height="1.75cm" fo:min-width="4.5cm" style:writing-mode="lr-tb"/>
      <style:paragraph-properties style:writing-mode="lr-tb"/>
    </style:style>
    <style:style style:name="gr101" style:family="graphic" style:parent-style-name="standard">
      <style:graphic-properties draw:textarea-horizontal-align="justify" draw:textarea-vertical-align="top" draw:auto-grow-height="false" fo:min-height="1.392cm" fo:min-width="4.5cm" style:writing-mode="lr-tb"/>
      <style:paragraph-properties style:writing-mode="lr-tb"/>
    </style:style>
    <style:style style:name="gr102" style:family="graphic" style:parent-style-name="standard">
      <style:graphic-properties draw:textarea-horizontal-align="left" draw:textarea-vertical-align="top" draw:auto-grow-height="false" fo:min-height="1.75cm" fo:min-width="4.5cm" style:writing-mode="lr-tb"/>
      <style:paragraph-properties style:writing-mode="lr-tb"/>
    </style:style>
    <style:style style:name="gr103" style:family="graphic" style:parent-style-name="standard">
      <style:graphic-properties draw:textarea-horizontal-align="center" draw:textarea-vertical-align="middle" draw:auto-grow-height="false" fo:min-height="2.572cm" fo:min-width="4.322cm" draw:shadow="hidden"/>
    </style:style>
    <style:style style:name="gr104" style:family="graphic" style:parent-style-name="standard">
      <style:graphic-properties draw:stroke="none" draw:fill="solid" draw:fill-color="#000000" draw:textarea-horizontal-align="center" draw:textarea-vertical-align="middle" draw:auto-grow-height="false" fo:min-height="2.572cm" fo:min-width="4.322cm" draw:shadow="hidden"/>
    </style:style>
    <style:style style:name="gr105" style:family="graphic" style:parent-style-name="Use">
      <style:graphic-properties draw:stroke="solid" draw:fill="solid" draw:fill-color="#ffffff" draw:textarea-horizontal-align="justify" draw:textarea-vertical-align="middle" draw:auto-grow-height="false" fo:min-height="0.708cm" fo:min-width="0.708cm" draw:shadow="hidden"/>
    </style:style>
    <style:style style:name="gr106" style:family="graphic" style:parent-style-name="Use">
      <style:graphic-properties draw:stroke="solid" draw:fill="solid" draw:fill-color="#000000" draw:textarea-horizontal-align="justify" draw:textarea-vertical-align="middle" draw:auto-grow-height="false" fo:min-height="0.445cm" fo:min-width="0.452cm" draw:shadow="hidden"/>
    </style:style>
    <style:style style:name="gr107" style:family="graphic" style:parent-style-name="Flow">
      <style:graphic-properties draw:textarea-horizontal-align="center" draw:textarea-vertical-align="middle"/>
    </style:style>
    <style:style style:name="gr108" style:family="graphic" style:parent-style-name="Flow">
      <style:graphic-properties draw:stroke="none" draw:fill="solid" draw:fill-color="#000000" draw:textarea-horizontal-align="center" draw:textarea-vertical-align="middle" draw:shadow="hidden"/>
    </style:style>
    <style:style style:name="gr109" style:family="graphic" style:parent-style-name="standard">
      <style:graphic-properties draw:textarea-horizontal-align="justify" draw:textarea-vertical-align="middle" draw:auto-grow-height="false" fo:min-height="0.25cm" fo:min-width="0cm" draw:shadow="hidden"/>
    </style:style>
    <style:style style:name="gr110" style:family="graphic" style:parent-style-name="standard">
      <style:graphic-properties svg:stroke-width="0.212cm" draw:marker-start-width="0.518cm" draw:marker-end-width="0.518cm" draw:fill-color="#a5d6a7" draw:textarea-vertical-align="middle" draw:auto-grow-height="false" fo:min-height="1.575cm" fo:min-width="4.664cm" fo:padding-top="0.181cm" fo:padding-bottom="0.181cm" fo:padding-left="0.306cm" fo:padding-right="0.306cm" style:writing-mode="lr-tb"/>
      <style:paragraph-properties style:writing-mode="lr-tb"/>
    </style:style>
    <style:style style:name="gr111" style:family="graphic" style:parent-style-name="Use">
      <style:graphic-properties draw:stroke="solid" draw:fill="solid" draw:fill-color="#ffffff" draw:textarea-horizontal-align="justify" draw:textarea-vertical-align="middle" draw:auto-grow-height="false" fo:min-height="0.708cm" fo:min-width="0.708cm"/>
    </style:style>
    <style:style style:name="gr112" style:family="graphic" style:parent-style-name="Use">
      <style:graphic-properties draw:stroke="solid" draw:fill="solid" draw:fill-color="#000000" draw:textarea-horizontal-align="justify" draw:textarea-vertical-align="middle" draw:auto-grow-height="false" fo:min-height="0.445cm" fo:min-width="0.452cm"/>
    </style:style>
    <style:style style:name="gr113" style:family="graphic" style:parent-style-name="Flow">
      <style:graphic-properties svg:stroke-width="0.081cm" draw:marker-start-width="0.322cm" draw:marker-end-width="0.322cm" draw:textarea-horizontal-align="center" draw:textarea-vertical-align="middle" fo:padding-top="-0.009cm" fo:padding-bottom="-0.009cm" fo:padding-left="-0.009cm" fo:padding-right="-0.009cm"/>
    </style:style>
    <style:style style:name="gr114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115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false" fo:min-height="1.463cm" fo:min-width="5.85cm" fo:padding-top="0.13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116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bottom" draw:auto-grow-height="true" fo:min-height="0cm" fo:min-width="0cm" fo:padding-top="0.63cm" fo:padding-bottom="0.125cm" fo:padding-left="0.25cm" fo:padding-right="0.25cm" fo:wrap-option="wrap" draw:shadow="hidden" draw:shadow-offset-x="0.2cm" draw:shadow-offset-y="0.2cm" draw:shadow-color="#808080" style:writing-mode="lr-tb"/>
      <style:paragraph-properties style:writing-mode="lr-tb"/>
    </style:style>
    <style:style style:name="gr117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right" draw:textarea-vertical-align="bottom" draw:auto-grow-height="true" fo:min-height="0cm" fo:min-width="0cm" fo:padding-top="0.107cm" fo:padding-bottom="0.597cm" fo:padding-left="0.227cm" fo:padding-right="0.227cm" fo:wrap-option="no-wrap" draw:shadow="hidden" draw:shadow-offset-x="0.2cm" draw:shadow-offset-y="0.2cm" draw:shadow-color="#808080" style:writing-mode="lr-tb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6" style:family="paragraph">
      <loext:graphic-properties draw:fill="solid" draw:fill-color="#dcedc8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7" style:family="paragraph">
      <loext:graphic-properties draw:fill="none" draw:fill-color="#dcedc8"/>
      <style:paragraph-properties fo:text-align="center"/>
    </style:style>
    <style:style style:name="P28" style:family="paragraph">
      <style:paragraph-properties fo:text-align="center" style:writing-mode="lr-tb"/>
      <style:text-properties fo:color="#000000" loext:opacity="100%"/>
    </style:style>
    <style:style style:name="P29" style:family="paragraph">
      <loext:graphic-properties draw:fill-color="#ffcdd2"/>
      <style:paragraph-properties fo:text-align="center" style:writing-mode="lr-tb"/>
      <style:text-properties fo:color="#000000" loext:opacity="100%" loext:color-lum-mod="100%" loext:color-lum-off="0%"/>
    </style:style>
    <style:style style:name="P30" style:family="paragraph">
      <style:paragraph-properties fo:text-align="start" style:writing-mode="lr-tb"/>
      <style:text-properties fo:color="#000000" loext:opacity="100%"/>
    </style:style>
    <style:style style:name="P31" style:family="paragraph">
      <loext:graphic-properties draw:fill-color="#ffcdd2"/>
      <style:paragraph-properties fo:text-align="start" style:writing-mode="lr-tb"/>
      <style:text-properties fo:color="#000000" loext:opacity="100%" loext:color-lum-mod="100%" loext:color-lum-off="0%"/>
    </style:style>
    <style:style style:name="P32" style:family="paragraph">
      <style:paragraph-properties fo:text-align="start" style:writing-mode="lr-tb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4" style:family="paragraph">
      <style:paragraph-properties fo:text-align="center"/>
      <style:text-properties fo:font-weight="bold" style:font-weight-asian="bold" style:font-weight-complex="bold"/>
    </style:style>
    <style:style style:name="P35" style:family="paragraph">
      <loext:graphic-properties draw:fill="solid" draw:fill-color="#000000"/>
      <style:paragraph-properties fo:text-align="center"/>
      <style:text-properties fo:font-weight="bold" style:font-weight-asian="bold" style:font-weight-complex="bold"/>
    </style:style>
    <style:style style:name="P36" style:family="paragraph">
      <loext:graphic-properties draw:fill="solid" draw:fill-color="#ffffff"/>
      <style:paragraph-properties fo:text-align="center"/>
    </style:style>
    <style:style style:name="P37" style:family="paragraph">
      <style:paragraph-properties fo:text-align="center" style:writing-mode="lr-tb"/>
      <style:text-properties style:font-name="Arial Black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P38" style:family="paragraph">
      <loext:graphic-properties draw:fill-color="#a5d6a7"/>
      <style:paragraph-properties fo:text-align="center" style:writing-mode="lr-tb"/>
      <style:text-properties style:font-name="Arial Black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language="zxx" fo:country="none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000000" loext:opacity="100%"/>
    </style:style>
    <style:style style:name="T6" style:family="text">
      <style:text-properties style:font-name="Arial Black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4.174cm" svg:y1="9.255cm" svg:x2="3.5cm" svg:y2="11.5cm" draw:start-shape="id1" draw:start-glue-point="2" svg:d="M4174 9255v1397h-674v848" svg:viewBox="0 0 675 2246">
          <text:p/>
        </draw:connector>
        <draw:custom-shape draw:style-name="gr2" draw:text-style-name="P2" xml:id="id2" draw:id="id2" draw:layer="layout" svg:width="5cm" svg:height="3cm" svg:x="1cm" svg:y="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">Clas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5cm" svg:y1="14.5cm" svg:x2="3.5cm" svg:y2="17cm" draw:end-shape="id2" svg:d="M3500 14500v2500" svg:viewBox="0 0 1 2501">
          <text:p/>
        </draw:connector>
        <draw:connector draw:style-name="gr4" draw:text-style-name="P1" draw:layer="layout" svg:x1="6cm" svg:y1="13cm" svg:x2="8cm" svg:y2="13cm" svg:d="M6000 13000h2000" svg:viewBox="0 0 2001 1">
          <text:p/>
        </draw:connector>
        <draw:custom-shape draw:style-name="gr5" draw:text-style-name="P2" xml:id="id5" draw:id="id5" draw:layer="layout" svg:width="5cm" svg:height="3cm" svg:x="9.5cm" svg:y="21.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Action</text:p>
          <draw:enhanced-geometry svg:viewBox="0 0 21600 21600" draw:path-stretchpoint-x="10800" draw:path-stretchpoint-y="10800" draw:text-areas="?f3 ?f4 ?f5 ?f6" draw:type="round-rectangle" draw:modifiers="2209.663445518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7.032cm" svg:y1="7.078cm" svg:x2="10.5cm" svg:y2="11.5cm" draw:start-shape="id1" draw:start-glue-point="1" draw:end-shape="id3" draw:end-glue-point="0" svg:d="M7032 7078h3468v4422" svg:viewBox="0 0 3469 4423">
          <text:p/>
        </draw:connector>
        <draw:custom-shape draw:style-name="gr2" draw:text-style-name="P2" draw:layer="layout" svg:width="5cm" svg:height="3cm" svg:x="1cm" svg:y="11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">Class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cm" svg:height="3cm" svg:x="8cm" svg:y="11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">Clas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cm" svg:height="0.5cm" svg:x="15.5cm" svg:y="26.5cm">
          <draw:glue-point draw:id="4" svg:x="-3.333cm" svg:y="-5cm"/>
          <draw:glue-point draw:id="5" svg:x="-1.666cm" svg:y="-5cm"/>
          <draw:glue-point draw:id="6" svg:x="1.666cm" svg:y="-5cm"/>
          <draw:glue-point draw:id="7" svg:x="3.333cm" svg:y="-5cm"/>
          <draw:glue-point draw:id="8" svg:x="-3.333cm" svg:y="5cm"/>
          <draw:glue-point draw:id="9" svg:x="-1.666cm" svg:y="5cm"/>
          <draw:glue-point draw:id="10" svg:x="1.666cm" svg:y="5cm"/>
          <draw:glue-point draw:id="11" svg:x="3.333cm" svg:y="5cm"/>
          <text:p/>
          <draw:enhanced-geometry svg:viewBox="0 0 21600 21600" draw:type="rectangle" draw:enhanced-path="M 0 0 L 21600 0 21600 21600 0 21600 0 0 Z N"/>
        </draw:custom-shape>
        <draw:g draw:style-name="gr8">
          <draw:glue-point draw:id="4" svg:x="-3.75cm" svg:y="-5cm"/>
          <draw:glue-point draw:id="5" svg:x="-1.25cm" svg:y="-5cm"/>
          <draw:glue-point draw:id="6" svg:x="1.25cm" svg:y="-5cm"/>
          <draw:glue-point draw:id="7" svg:x="3.75cm" svg:y="-5cm"/>
          <draw:glue-point draw:id="8" svg:x="-3.75cm" svg:y="5cm"/>
          <draw:glue-point draw:id="9" svg:x="-1.25cm" svg:y="5cm"/>
          <draw:glue-point draw:id="10" svg:x="1.25cm" svg:y="5cm"/>
          <draw:glue-point draw:id="11" svg:x="3.75cm" svg:y="5cm"/>
          <draw:custom-shape draw:style-name="gr9" draw:text-style-name="P1" draw:layer="layout" svg:width="1cm" svg:height="1cm" svg:x="15.5cm" svg:y="20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cm" svg:height="1cm" svg:x="16.5cm" svg:y="20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cm" svg:height="1cm" svg:x="17.5cm" svg:y="20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cm" svg:height="1cm" svg:x="18.5cm" svg:y="20cm">
            <text:p/>
            <draw:enhanced-geometry svg:viewBox="0 0 21600 21600" draw:type="rectangle" draw:enhanced-path="M 0 0 L 21600 0 21600 21600 0 21600 0 0 Z N"/>
          </draw:custom-shape>
        </draw:g>
        <draw:connector draw:style-name="gr10" draw:text-style-name="P1" draw:layer="layout" svg:x1="16.24cm" svg:y1="14.345cm" svg:x2="6cm" svg:y2="18.5cm" draw:start-shape="id4" draw:start-glue-point="2" draw:end-shape="id2" draw:end-glue-point="1" svg:d="M16240 14345v4155h-10240" svg:viewBox="0 0 10241 4156">
          <text:p/>
        </draw:connector>
        <draw:g draw:style-name="gr8">
          <draw:custom-shape draw:style-name="gr11" draw:text-style-name="P2" draw:layer="layout" svg:width="7.001cm" svg:height="4.019cm" svg:x="2.499cm" svg:y="-0.5cm">
            <draw:glue-point draw:id="4" svg:x="3cm" svg:y="-5cm"/>
            <draw:glue-point draw:id="5" svg:x="-3cm" svg:y="-5cm"/>
            <draw:glue-point draw:id="6" svg:x="-3cm" svg:y="5cm"/>
            <draw:glue-point draw:id="7" svg:x="3cm" svg:y="5cm"/>
            <draw:glue-point draw:id="8" svg:x="5cm" svg:y="3.333cm"/>
            <draw:glue-point draw:id="9" svg:x="5cm" svg:y="-3.333cm"/>
            <draw:glue-point draw:id="10" svg:x="-5cm" svg:y="-3.333cm"/>
            <draw:glue-point draw:id="11" svg:x="-5cm" svg:y="3.333cm"/>
            <text:p text:style-name="P2">Frame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2" draw:text-style-name="P4" draw:layer="layout" svg:width="3.499cm" svg:height="1.018cm" svg:x="2.5cm" svg:y="-0.5cm" svg:viewBox="0 0 3500 1019" draw:points="0,19 0,1019 3000,1000 3500,0">
            <text:p/>
          </draw:polygon>
        </draw:g>
        <draw:custom-shape draw:style-name="gr13" draw:text-style-name="P2" draw:layer="layout" svg:width="0.747cm" svg:height="10.183cm" svg:x="20cm" svg:y="16cm">
          <draw:glue-point draw:id="4" svg:x="-4.993cm" svg:y="-4.999cm"/>
          <draw:glue-point draw:id="5" svg:x="-4.993cm" svg:y="4.82cm"/>
          <draw:glue-point draw:id="6" svg:x="-4.993cm" svg:y="4.329cm"/>
          <draw:glue-point draw:id="7" svg:x="-4.993cm" svg:y="3.838cm"/>
          <draw:glue-point draw:id="8" svg:x="-4.993cm" svg:y="3.347cm"/>
          <draw:glue-point draw:id="9" svg:x="-4.993cm" svg:y="2.856cm"/>
          <draw:glue-point draw:id="10" svg:x="-4.993cm" svg:y="2.365cm"/>
          <draw:glue-point draw:id="11" svg:x="-4.993cm" svg:y="1.874cm"/>
          <draw:glue-point draw:id="12" svg:x="-4.993cm" svg:y="1.383cm"/>
          <draw:glue-point draw:id="13" svg:x="-4.993cm" svg:y="0.892cm"/>
          <draw:glue-point draw:id="14" svg:x="-4.993cm" svg:y="0.401cm"/>
          <draw:glue-point draw:id="15" svg:x="-4.993cm" svg:y="-0.089cm"/>
          <draw:glue-point draw:id="16" svg:x="-4.993cm" svg:y="-0.58cm"/>
          <draw:glue-point draw:id="17" svg:x="-4.993cm" svg:y="-1.071cm"/>
          <draw:glue-point draw:id="18" svg:x="-4.993cm" svg:y="-1.562cm"/>
          <draw:glue-point draw:id="19" svg:x="-4.993cm" svg:y="-2.053cm"/>
          <draw:glue-point draw:id="20" svg:x="-4.993cm" svg:y="-2.544cm"/>
          <draw:glue-point draw:id="21" svg:x="-4.993cm" svg:y="-3.035cm"/>
          <draw:glue-point draw:id="22" svg:x="-4.993cm" svg:y="-3.526cm"/>
          <draw:glue-point draw:id="23" svg:x="-4.993cm" svg:y="-4.017cm"/>
          <draw:glue-point draw:id="24" svg:x="-4.993cm" svg:y="-4.508cm"/>
          <draw:glue-point draw:id="25" svg:x="5.662cm" svg:y="-4.508cm"/>
          <draw:glue-point draw:id="26" svg:x="5.662cm" svg:y="-4.017cm"/>
          <draw:glue-point draw:id="27" svg:x="5.662cm" svg:y="-3.526cm"/>
          <draw:glue-point draw:id="28" svg:x="5.662cm" svg:y="-3.035cm"/>
          <draw:glue-point draw:id="29" svg:x="5.662cm" svg:y="-2.544cm"/>
          <draw:glue-point draw:id="30" svg:x="5.662cm" svg:y="-2.053cm"/>
          <draw:glue-point draw:id="31" svg:x="5.662cm" svg:y="-1.562cm"/>
          <draw:glue-point draw:id="32" svg:x="5.662cm" svg:y="-1.071cm"/>
          <draw:glue-point draw:id="33" svg:x="5.662cm" svg:y="-0.58cm"/>
          <draw:glue-point draw:id="34" svg:x="5.662cm" svg:y="-0.089cm"/>
          <draw:glue-point draw:id="35" svg:x="5.662cm" svg:y="0.401cm"/>
          <draw:glue-point draw:id="36" svg:x="5.662cm" svg:y="0.892cm"/>
          <draw:glue-point draw:id="37" svg:x="5.662cm" svg:y="1.383cm"/>
          <draw:glue-point draw:id="38" svg:x="5.662cm" svg:y="1.874cm"/>
          <draw:glue-point draw:id="39" svg:x="5.662cm" svg:y="2.365cm"/>
          <draw:glue-point draw:id="40" svg:x="5.662cm" svg:y="2.856cm"/>
          <draw:glue-point draw:id="41" svg:x="5.662cm" svg:y="3.347cm"/>
          <draw:glue-point draw:id="42" svg:x="5.662cm" svg:y="3.838cm"/>
          <draw:glue-point draw:id="43" svg:x="5.662cm" svg:y="4.329cm"/>
          <text:p/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9cm" svg:y1="14.5cm" svg:x2="6cm" svg:y2="17.501cm" draw:start-shape="id3" draw:start-glue-point="6" draw:end-shape="id2" draw:end-glue-point="9" svg:d="M9000 14500v3001h-3000" svg:viewBox="0 0 3001 3002">
          <text:p/>
        </draw:connector>
        <draw:connector draw:style-name="gr15" draw:text-style-name="P5" draw:layer="layout" svg:x1="21.972cm" svg:y1="31.5cm" svg:x2="24.5cm" svg:y2="33.172cm" svg:d="M21972 31500h1264v1672h1264" svg:viewBox="0 0 2529 1673">
          <text:p/>
        </draw:connector>
        <draw:connector draw:style-name="gr16" draw:text-style-name="P5" draw:layer="layout" svg:x1="18.388cm" svg:y1="36.027cm" svg:x2="15.5cm" svg:y2="34.5cm" svg:d="M18388 36027h-1444v-1527h-1444" svg:viewBox="0 0 2889 1528">
          <text:p/>
        </draw:connector>
        <draw:connector draw:style-name="gr17" draw:text-style-name="P5" draw:layer="layout" svg:x1="11.795cm" svg:y1="39.021cm" svg:x2="8.64cm" svg:y2="37.512cm" svg:d="M11795 39021h-1577v-1509h-1578" svg:viewBox="0 0 3156 1510">
          <text:p/>
        </draw:connector>
        <draw:connector draw:style-name="gr18" draw:text-style-name="P5" draw:layer="layout" svg:x1="22.718cm" svg:y1="34.236cm" svg:x2="25.223cm" svg:y2="35.939cm" svg:d="M22718 34236h1253v1703h1252" svg:viewBox="0 0 2506 1704">
          <text:p/>
        </draw:connector>
        <draw:connector draw:style-name="gr19" draw:text-style-name="P5" draw:layer="layout" svg:x1="15.5cm" svg:y1="31.5cm" svg:x2="18.126cm" svg:y2="33.22cm" svg:d="M15500 31500h1313v1720h1313" svg:viewBox="0 0 2627 1721">
          <text:p/>
        </draw:connector>
        <draw:connector draw:style-name="gr20" draw:text-style-name="P5" draw:layer="layout" svg:x1="21.828cm" svg:y1="36.071cm" svg:x2="19cm" svg:y2="34.5cm" svg:d="M21828 36071h-1414v-1571h-1414" svg:viewBox="0 0 2829 1572">
          <text:p/>
        </draw:connector>
        <draw:connector draw:style-name="gr21" draw:text-style-name="P5" draw:layer="layout" svg:x1="12cm" svg:y1="34.45cm" svg:x2="14.684cm" svg:y2="35.983cm" svg:d="M12000 34450h1342v1533h1342" svg:viewBox="0 0 2685 1534">
          <text:p/>
        </draw:connector>
        <draw:connector draw:style-name="gr22" draw:text-style-name="P1" draw:layer="layout" svg:x1="11.632cm" svg:y1="36cm" svg:x2="8.863cm" svg:y2="34.395cm" svg:d="M11632 36000h-1384v-1605h-1385" svg:viewBox="0 0 2770 1606">
          <text:p/>
        </draw:connector>
        <draw:connector draw:style-name="gr23" draw:text-style-name="P1" draw:layer="layout" draw:type="line" svg:x1="25.472cm" svg:y1="42.516cm" svg:x2="22.59cm" svg:y2="40.37cm" svg:d="M25472 42516l-2882-2146" svg:viewBox="0 0 2883 2147">
          <text:p/>
        </draw:connector>
        <draw:connector draw:style-name="gr24" draw:text-style-name="P1" draw:layer="layout" svg:x1="17.127cm" svg:y1="37.5cm" svg:x2="20cm" svg:y2="39cm" svg:d="M17127 37500h1437v1500h1436" svg:viewBox="0 0 2874 1501">
          <text:p/>
        </draw:connector>
        <draw:connector draw:style-name="gr25" draw:text-style-name="P1" draw:layer="layout" svg:x1="21.5cm" svg:y1="33.105cm" svg:x2="18.731cm" svg:y2="31.5cm" svg:d="M21500 33105h-1384v-1605h-1385" svg:viewBox="0 0 2770 1606">
          <text:p/>
        </draw:connector>
        <draw:connector draw:style-name="gr26" draw:text-style-name="P5" draw:layer="layout" draw:type="line" svg:x1="20.85cm" svg:y1="37.335cm" svg:x2="24.22cm" svg:y2="39.687cm" svg:d="M20850 37335l3370 2352" svg:viewBox="0 0 3371 2353">
          <text:p/>
        </draw:connector>
        <draw:custom-shape draw:style-name="gr27" draw:text-style-name="P2" draw:layer="layout" svg:width="4.082cm" svg:height="5.743cm" svg:x="10.918cm" svg:y="-8.7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">Artefacto</text:p>
          <draw:enhanced-geometry svg:viewBox="0 0 21600 21600" draw:type="rectangle" draw:enhanced-path="M 0 0 L 21600 0 21600 21600 0 21600 0 0 Z N"/>
        </draw:custom-shape>
        <draw:g draw:style-name="gr8">
          <draw:g>
            <draw:polygon draw:style-name="gr28" draw:text-style-name="P1" draw:layer="layout" svg:width="3.999cm" svg:height="5.499cm" svg:x="19cm" svg:y="-11cm" svg:viewBox="0 0 4000 5500" draw:points="0,0 3000,0 4000,1000 4000,5500 0,5500">
              <text:p text:style-name="P1">Artefacto</text:p>
            </draw:polygon>
            <draw:polygon draw:style-name="gr29" draw:text-style-name="P1" draw:layer="layout" svg:width="0.999cm" svg:height="0.999cm" svg:x="22cm" svg:y="-11cm" svg:viewBox="0 0 1000 1000" draw:points="0,0 1000,1000 0,1000">
              <text:p/>
            </draw:polygon>
          </draw:g>
        </draw:g>
        <draw:g>
          <draw:line draw:style-name="gr30" draw:text-style-name="P6" draw:layer="layout" svg:x1="18.462cm" svg:y1="24.812cm" svg:x2="19.097cm" svg:y2="25.447cm">
            <text:p/>
          </draw:line>
          <draw:line draw:style-name="gr30" draw:text-style-name="P6" draw:layer="layout" svg:x1="19.097cm" svg:y1="24.812cm" svg:x2="18.462cm" svg:y2="25.447cm">
            <text:p/>
          </draw:line>
          <draw:line draw:style-name="gr30" draw:text-style-name="P6" draw:layer="layout" svg:x1="18.78cm" svg:y1="25.13cm" svg:x2="18.78cm" svg:y2="11.16cm">
            <text:p/>
          </draw:line>
        </draw:g>
        <draw:g draw:style-name="gr8">
          <draw:g draw:style-name="gr8">
            <draw:custom-shape draw:style-name="gr31" draw:text-style-name="P2" draw:layer="layout" svg:width="0.953cm" svg:height="0.953cm" svg:x="-2.969cm" svg:y="37.4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30" draw:text-style-name="P6" draw:layer="layout" svg:x1="-2.492cm" svg:y1="38.427cm" svg:x2="-2.492cm" svg:y2="39.697cm">
                <text:p/>
              </draw:line>
              <draw:line draw:style-name="gr30" draw:text-style-name="P6" draw:layer="layout" svg:x1="-3.127cm" svg:y1="38.744cm" svg:x2="-1.857cm" svg:y2="38.744cm">
                <text:p/>
              </draw:line>
              <draw:line draw:style-name="gr30" draw:text-style-name="P6" draw:layer="layout" svg:x1="-2.492cm" svg:y1="39.697cm" svg:x2="-1.857cm" svg:y2="40.536cm">
                <text:p/>
              </draw:line>
              <draw:line draw:style-name="gr30" draw:text-style-name="P6" draw:layer="layout" svg:x1="-2.492cm" svg:y1="39.697cm" svg:x2="-3.127cm" svg:y2="40.536cm">
                <text:p/>
              </draw:line>
            </draw:g>
          </draw:g>
          <draw:frame draw:style-name="gr32" draw:text-style-name="P7" draw:layer="layout" svg:width="3.175cm" svg:height="0.962cm" svg:x="-4.08cm" svg:y="40.687cm">
            <draw:text-box>
              <text:p text:style-name="P1">Actor</text:p>
            </draw:text-box>
          </draw:frame>
        </draw:g>
        <draw:connector draw:style-name="gr33" draw:text-style-name="P5" draw:layer="layout" draw:type="line" svg:x1="25.929cm" svg:y1="42.048cm" svg:x2="23.225cm" svg:y2="40.065cm" svg:d="M25929 42048l-2704-1983" svg:viewBox="0 0 2705 1984">
          <text:p/>
        </draw:connector>
        <draw:connector draw:style-name="gr3" draw:text-style-name="P1" draw:layer="layout" svg:x1="16.789cm" svg:y1="39.207cm" svg:x2="14.21cm" svg:y2="37.493cm" svg:d="M16789 39207h-1289v-1714h-1290" svg:viewBox="0 0 2580 1715">
          <text:p/>
        </draw:connector>
        <draw:connector draw:style-name="gr34" draw:text-style-name="P5" draw:layer="layout" draw:type="lines" svg:x1="22.237cm" svg:y1="41.988cm" svg:x2="19.409cm" svg:y2="40.417cm" svg:d="M22237 41988l-2828-1571" svg:viewBox="0 0 2829 1572">
          <text:p/>
        </draw:connector>
        <draw:connector draw:style-name="gr35" draw:text-style-name="P5" draw:layer="layout" draw:type="line" svg:x1="14.878cm" svg:y1="42.213cm" svg:x2="11.723cm" svg:y2="40.704cm" svg:d="M14878 42213l-3155-1509" svg:viewBox="0 0 3156 1510">
          <text:p/>
        </draw:connector>
        <draw:connector draw:style-name="gr36" draw:text-style-name="P5" draw:layer="layout" draw:type="line" svg:x1="11.355cm" svg:y1="42.285cm" svg:x2="8.467cm" svg:y2="40.758cm" svg:d="M11355 42285l-2888-1527" svg:viewBox="0 0 2889 1528">
          <text:p/>
        </draw:connector>
        <draw:connector draw:style-name="gr37" draw:text-style-name="P5" draw:layer="layout" draw:type="line" svg:x1="10.46cm" svg:y1="45.603cm" svg:x2="7.572cm" svg:y2="44.076cm" svg:d="M10460 45603l-2888-1527" svg:viewBox="0 0 2889 1528">
          <text:p text:style-name="P8"><text:span text:style-name="T1">«Extends»</text:span></text:p>
        </draw:connector>
        <draw:connector draw:style-name="gr38" draw:text-style-name="P5" draw:layer="layout" draw:type="line" svg:x1="14.799cm" svg:y1="45.092cm" svg:x2="11.911cm" svg:y2="43.565cm" svg:d="M14799 45092l-2888-1527" svg:viewBox="0 0 2889 1528">
          <text:p text:style-name="P8"><text:span text:style-name="T1">«Includes»</text:span></text:p>
        </draw:connector>
        <draw:g draw:style-name="gr8" xml:id="id1" draw:id="id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39" draw:text-style-name="P10" draw:layer="layout" svg:width="5.715cm" svg:height="0.962cm" svg:x="1.317cm" svg:y="4.902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9"><text:span text:style-name="T2">ClassNa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5.715cm" svg:height="1.718cm" svg:x="1.317cm" svg:y="5.864cm">
            <text:p text:style-name="P11"><text:span text:style-name="T2">-</text:span><text:span text:style-name="T2"><text:tab/></text:span><text:span text:style-name="T2">prop1:type1</text:span></text:p>
            <text:p text:style-name="P11"><text:span text:style-name="T2">-</text:span><text:span text:style-name="T2"><text:tab/></text:span><text:span text:style-name="T2">prop2:type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2" draw:layer="layout" svg:width="5.715cm" svg:height="1.673cm" svg:x="1.317cm" svg:y="7.58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11"><text:span text:style-name="T2">+</text:span><text:span text:style-name="T2"><text:tab/></text:span><text:span text:style-name="T2">method1():type</text:span></text:p>
            <text:p text:style-name="P11"><text:span text:style-name="T2">+</text:span><text:span text:style-name="T2"><text:tab/></text:span><text:span text:style-name="T2">method2(p:typ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8">
          <draw:glue-point draw:id="4" svg:x="1.27cm" svg:y="0.502cm" draw:align="top-left"/>
          <draw:glue-point draw:id="5" svg:x="2.54cm" svg:y="0.502cm" draw:align="top-left"/>
          <draw:glue-point draw:id="6" svg:x="-2.54cm" svg:y="0.502cm" draw:align="top-right"/>
          <draw:glue-point draw:id="7" svg:x="0cm" svg:y="0.502cm" draw:align="top"/>
          <draw:glue-point draw:id="8" svg:x="-3cm" svg:y="5.001cm"/>
          <draw:glue-point draw:id="9" svg:x="-1cm" svg:y="5.001cm"/>
          <draw:glue-point draw:id="10" svg:x="1cm" svg:y="5.001cm"/>
          <draw:glue-point draw:id="11" svg:x="3cm" svg:y="5.001cm"/>
          <draw:glue-point draw:id="12" svg:x="0cm" svg:y="5.001cm"/>
          <draw:glue-point draw:id="13" svg:x="0cm" svg:y="1.044cm" draw:align="top-left"/>
          <draw:glue-point draw:id="14" svg:x="-3.175cm" svg:y="2.314cm" draw:align="top"/>
          <draw:glue-point draw:id="15" svg:x="-3.175cm" svg:y="-0.636cm" draw:align="bottom"/>
          <draw:glue-point draw:id="16" svg:x="-3.175cm" svg:y="-0.954cm" draw:align="bottom"/>
          <draw:glue-point draw:id="17" svg:x="0cm" svg:y="-0.636cm" draw:align="bottom-left"/>
          <draw:glue-point draw:id="18" svg:x="0cm" svg:y="1.996cm" draw:align="top-left"/>
          <draw:glue-point draw:id="19" svg:x="-0.496cm" svg:y="-0.636cm" draw:align="bottom-right"/>
          <draw:glue-point draw:id="20" svg:x="-0.496cm" svg:y="1.361cm" draw:align="top-right"/>
          <draw:glue-point draw:id="21" svg:x="-0.496cm" svg:y="1.996cm" draw:align="top-right"/>
          <draw:custom-shape draw:style-name="gr42" draw:text-style-name="P14" draw:layer="layout" svg:width="6.35cm" svg:height="1.467cm" svg:x="-12.652cm" svg:y="7.894cm">
            <draw:glue-point draw:id="4" svg:x="1.27cm" svg:y="0.502cm" draw:align="top-left"/>
            <draw:glue-point draw:id="5" svg:x="2.54cm" svg:y="0.502cm" draw:align="top-left"/>
            <draw:glue-point draw:id="6" svg:x="-2.54cm" svg:y="0.502cm" draw:align="top-right"/>
            <draw:glue-point draw:id="7" svg:x="0cm" svg:y="0.502cm" draw:align="top"/>
            <draw:glue-point draw:id="8" svg:x="0cm" svg:y="1.042cm" draw:align="top-left"/>
            <draw:glue-point draw:id="9" svg:x="-0.496cm" svg:y="1.359cm" draw:align="top-right"/>
            <text:p text:style-name="P13"><text:span text:style-name="T2">ClassName </text:span></text:p>
            <draw:enhanced-geometry svg:viewBox="0 0 21600 21600" draw:mirror-horizontal="false" draw:mirror-vertical="false" draw:type="non-primitive" draw:enhanced-path="M 0 ?f0 L ?f1 ?f0 ?f1 21600 0 21600 0 ?f0 Z N">
              <draw:equation draw:name="f0" draw:formula="500/logheight * height"/>
              <draw:equation draw:name="f1" draw:formula="21600 - 500/logwidth * width"/>
            </draw:enhanced-geometry>
          </draw:custom-shape>
          <draw:custom-shape draw:style-name="gr43" draw:text-style-name="P14" draw:layer="layout" svg:width="1.011cm" svg:height="1.416cm" svg:x="-7.313cm" svg:y="7.94cm">
            <text:p text:style-name="P13"><text:span text:style-name="T2">T </text:span></text:p>
            <draw:enhanced-geometry svg:viewBox="0 0 21600 21600" draw:mirror-horizontal="false" draw:mirror-vertical="false" draw:type="non-primitive" draw:enhanced-path="M 0 0 L 21600 0 21600 ?f0 0 ?f0 0 0 Z N">
              <draw:equation draw:name="f0" draw:formula="height - 500/logheight * height"/>
            </draw:enhanced-geometry>
          </draw:custom-shape>
          <draw:custom-shape draw:style-name="gr44" draw:text-style-name="P12" draw:layer="layout" svg:width="6.35cm" svg:height="1.718cm" svg:x="-12.652cm" svg:y="9.356cm">
            <draw:glue-point draw:id="4" svg:x="0cm" svg:y="0.534cm" draw:align="top-left"/>
            <draw:glue-point draw:id="5" svg:x="-0.496cm" svg:y="0.534cm" draw:align="top-right"/>
            <text:p text:style-name="P11"><text:span text:style-name="T2">-</text:span><text:span text:style-name="T2"><text:tab/></text:span><text:span text:style-name="T2">prop1:type1 </text:span></text:p>
            <text:p text:style-name="P11"><text:span text:style-name="T2">-</text:span><text:span text:style-name="T2"><text:tab/></text:span><text:span text:style-name="T2">prop2:type2 </text:span></text:p>
            <draw:enhanced-geometry svg:viewBox="0 0 21600 21600" draw:mirror-horizontal="false" draw:mirror-vertical="false" draw:type="non-primitive" draw:enhanced-path="M 0 0 L ?f0 0 ?f0 21600 0 21600 0 0 Z N">
              <draw:equation draw:name="f0" draw:formula="21600 - 500/logwidth * width"/>
            </draw:enhanced-geometry>
          </draw:custom-shape>
          <draw:custom-shape draw:style-name="gr45" draw:text-style-name="P12" draw:layer="layout" svg:width="6.35cm" svg:height="1.673cm" svg:x="-12.652cm" svg:y="11.074cm">
            <draw:glue-point draw:id="4" svg:x="-3cm" svg:y="4.997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5.002cm"/>
            <draw:glue-point draw:id="9" svg:x="0cm" svg:y="-0.636cm" draw:align="bottom-left"/>
            <draw:glue-point draw:id="10" svg:x="-0.496cm" svg:y="-0.636cm" draw:align="bottom-right"/>
            <text:p text:style-name="P11"><text:span text:style-name="T2">+</text:span><text:span text:style-name="T2"><text:tab/></text:span><text:span text:style-name="T2">method1():type </text:span></text:p>
            <text:p text:style-name="P11"><text:span text:style-name="T2">+</text:span><text:span text:style-name="T2"><text:tab/></text:span><text:span text:style-name="T2">method2(p:type) </text:span></text:p>
            <draw:enhanced-geometry svg:viewBox="0 0 21600 21600" draw:mirror-horizontal="false" draw:mirror-vertical="false" draw:type="non-primitive" draw:enhanced-path="M 0 0 L ?f0 0 ?f0 21600 0 21600 0 0 Z N">
              <draw:equation draw:name="f0" draw:formula="21600 - 500/logwidth * width"/>
            </draw:enhanced-geometry>
          </draw:custom-shape>
        </draw:g>
        <draw:g draw:style-name="gr8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46" draw:text-style-name="P10" draw:layer="layout" svg:width="6.668cm" svg:height="1.673cm" svg:x="24.177cm" svg:y="11.503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9"><text:span text:style-name="T2">«component»</text:span></text:p>
            <text:p text:style-name="P9"><text:span text:style-name="T2">Na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2" draw:layer="layout" svg:width="6.668cm" svg:height="2.902cm" svg:x="24.177cm" svg:y="13.176cm">
            <text:p text:style-name="P11"><text:span text:style-name="T2">«provided interfaces</text:span><text:span text:style-name="T3">»</text:span></text:p>
            <text:p text:style-name="P11"><text:span text:style-name="T2"><text:tab/></text:span><text:span text:style-name="T2">interface1</text:span></text:p>
            <text:p text:style-name="P11"><text:span text:style-name="T2"><text:tab/></text:span><text:span text:style-name="T2">Interface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2" draw:layer="layout" svg:width="6.668cm" svg:height="2.384cm" svg:x="24.177cm" svg:y="16.07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11"><text:span text:style-name="T2">«required interfaces</text:span><text:span text:style-name="T3">»</text:span></text:p>
            <text:p text:style-name="P11"><text:span text:style-name="T2"><text:tab/></text:span><text:span text:style-name="T2">interface3</text:span></text:p>
            <text:p text:style-name="P11"><text:span text:style-name="T2"><text:tab/></text:span><text:span text:style-name="T2">Interface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8">
          <draw:custom-shape draw:style-name="gr49" draw:text-style-name="P15" draw:layer="layout" svg:width="6.35cm" svg:height="2.54cm" svg:x="26.935cm" svg:y="5.292cm">
            <draw:glue-point draw:id="4" svg:x="1cm" svg:y="5cm"/>
            <draw:glue-point draw:id="5" svg:x="3cm" svg:y="5cm"/>
            <draw:glue-point draw:id="6" svg:x="-1cm" svg:y="5cm"/>
            <draw:glue-point draw:id="7" svg:x="-3cm" svg:y="5cm"/>
            <draw:glue-point draw:id="8" svg:x="-5cm" svg:y="2.5cm"/>
            <draw:glue-point draw:id="9" svg:x="-5cm" svg:y="-2.5cm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5cm" svg:y="-2.5cm"/>
            <draw:glue-point draw:id="15" svg:x="5cm" svg:y="2.5cm"/>
            <text:p text:style-name="P9"><text:span text:style-name="T3">«component»</text:span></text:p>
            <text:p text:style-name="P9"><text:span text:style-name="T2">Name</text:span></text:p>
            <draw:enhanced-geometry svg:viewBox="0 0 21600 21600" draw:type="rectangle" draw:enhanced-path="M 0 0 L 21600 0 21600 21600 0 21600 0 0 Z N"/>
          </draw:custom-shape>
          <draw:line draw:style-name="gr50" draw:text-style-name="P16" draw:layer="layout" svg:x1="32.457cm" svg:y1="5.712cm" svg:x2="32.66cm" svg:y2="5.712cm">
            <text:p/>
          </draw:line>
          <draw:line draw:style-name="gr51" draw:text-style-name="P16" draw:layer="layout" svg:x1="32.66cm" svg:y1="5.712cm" svg:x2="32.66cm" svg:y2="5.813cm">
            <text:p/>
          </draw:line>
          <draw:line draw:style-name="gr52" draw:text-style-name="P16" draw:layer="layout" svg:x1="32.66cm" svg:y1="5.813cm" svg:x2="32.457cm" svg:y2="5.813cm">
            <text:p/>
          </draw:line>
          <draw:line draw:style-name="gr53" draw:text-style-name="P16" draw:layer="layout" svg:x1="32.457cm" svg:y1="5.712cm" svg:x2="32.457cm" svg:y2="5.813cm">
            <text:p/>
          </draw:line>
          <draw:line draw:style-name="gr54" draw:text-style-name="P16" draw:layer="layout" svg:x1="32.457cm" svg:y1="5.915cm" svg:x2="32.66cm" svg:y2="5.915cm">
            <text:p/>
          </draw:line>
          <draw:line draw:style-name="gr55" draw:text-style-name="P16" draw:layer="layout" svg:x1="32.66cm" svg:y1="5.915cm" svg:x2="32.66cm" svg:y2="6.016cm">
            <text:p/>
          </draw:line>
          <draw:line draw:style-name="gr56" draw:text-style-name="P16" draw:layer="layout" svg:x1="32.66cm" svg:y1="6.017cm" svg:x2="32.457cm" svg:y2="6.017cm">
            <text:p/>
          </draw:line>
          <draw:line draw:style-name="gr57" draw:text-style-name="P16" draw:layer="layout" svg:x1="32.457cm" svg:y1="5.915cm" svg:x2="32.457cm" svg:y2="6.016cm">
            <text:p/>
          </draw:line>
          <draw:line draw:style-name="gr58" draw:text-style-name="P16" draw:layer="layout" svg:x1="32.558cm" svg:y1="5.712cm" svg:x2="32.558cm" svg:y2="5.61cm">
            <text:p/>
          </draw:line>
          <draw:line draw:style-name="gr59" draw:text-style-name="P16" draw:layer="layout" svg:x1="32.558cm" svg:y1="5.61cm" svg:x2="32.965cm" svg:y2="5.61cm">
            <text:p/>
          </draw:line>
          <draw:line draw:style-name="gr60" draw:text-style-name="P16" draw:layer="layout" svg:x1="32.558cm" svg:y1="6.017cm" svg:x2="32.558cm" svg:y2="6.119cm">
            <text:p/>
          </draw:line>
          <draw:line draw:style-name="gr61" draw:text-style-name="P16" draw:layer="layout" svg:x1="32.965cm" svg:y1="6.118cm" svg:x2="32.558cm" svg:y2="6.118cm">
            <text:p/>
          </draw:line>
          <draw:line draw:style-name="gr62" draw:text-style-name="P16" draw:layer="layout" svg:x1="32.965cm" svg:y1="5.61cm" svg:x2="32.965cm" svg:y2="6.118cm">
            <text:p/>
          </draw:line>
          <draw:line draw:style-name="gr63" draw:text-style-name="P16" draw:layer="layout" svg:x1="32.558cm" svg:y1="5.813cm" svg:x2="32.558cm" svg:y2="5.915cm">
            <text:p/>
          </draw:line>
        </draw:g>
        <draw:g draw:style-name="gr8">
          <draw:custom-shape draw:style-name="gr64" draw:text-style-name="P15" draw:layer="layout" svg:width="6.35cm" svg:height="2.54cm" svg:x="23.654cm" svg:y="-2.275cm">
            <draw:glue-point draw:id="4" svg:x="1cm" svg:y="5cm"/>
            <draw:glue-point draw:id="5" svg:x="3cm" svg:y="5cm"/>
            <draw:glue-point draw:id="6" svg:x="-1cm" svg:y="5cm"/>
            <draw:glue-point draw:id="7" svg:x="-3cm" svg:y="5cm"/>
            <draw:glue-point draw:id="8" svg:x="-5cm" svg:y="2.5cm"/>
            <draw:glue-point draw:id="9" svg:x="-5cm" svg:y="-2.5cm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5cm" svg:y="-2.5cm"/>
            <draw:glue-point draw:id="15" svg:x="5cm" svg:y="2.5cm"/>
            <text:p text:style-name="P9"><text:span text:style-name="T3">«artifact»</text:span></text:p>
            <text:p text:style-name="P9"><text:span text:style-name="T2">Na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5" draw:text-style-name="P16" draw:layer="layout" svg:x1="29.144cm" svg:y1="-1.224cm" svg:x2="29.144cm" svg:y2="-1.972cm">
            <text:p/>
          </draw:line>
          <draw:line draw:style-name="gr66" draw:text-style-name="P16" draw:layer="layout" svg:x1="29.144cm" svg:y1="-1.972cm" svg:x2="29.393cm" svg:y2="-1.972cm">
            <text:p/>
          </draw:line>
          <draw:line draw:style-name="gr67" draw:text-style-name="P16" draw:layer="layout" svg:x1="29.393cm" svg:y1="-1.972cm" svg:x2="29.643cm" svg:y2="-1.722cm">
            <text:p/>
          </draw:line>
          <draw:line draw:style-name="gr68" draw:text-style-name="P16" draw:layer="layout" svg:x1="29.643cm" svg:y1="-1.722cm" svg:x2="29.393cm" svg:y2="-1.722cm">
            <text:p/>
          </draw:line>
          <draw:line draw:style-name="gr69" draw:text-style-name="P16" draw:layer="layout" svg:x1="29.393cm" svg:y1="-1.722cm" svg:x2="29.393cm" svg:y2="-1.972cm">
            <text:p/>
          </draw:line>
          <draw:line draw:style-name="gr70" draw:text-style-name="P16" draw:layer="layout" svg:x1="29.144cm" svg:y1="-1.224cm" svg:x2="29.642cm" svg:y2="-1.224cm">
            <text:p/>
          </draw:line>
          <draw:line draw:style-name="gr71" draw:text-style-name="P16" draw:layer="layout" svg:x1="29.642cm" svg:y1="-1.722cm" svg:x2="29.642cm" svg:y2="-1.224cm">
            <text:p/>
          </draw:line>
        </draw:g>
        <draw:g draw:style-name="gr8">
          <draw:g>
            <draw:polygon draw:style-name="gr72" draw:text-style-name="P18" draw:layer="layout" svg:width="3.809cm" svg:height="5.079cm" svg:x="-8.784cm" svg:y="16.246cm" svg:viewBox="0 0 3810 5080" draw:points="0,0 2858,0 3810,924 3810,5080 0,5080">
              <text:p text:style-name="P17"><text:span text:style-name="T3">«artifact»</text:span></text:p>
              <text:p text:style-name="P17"><text:span text:style-name="T2">Name</text:span></text:p>
            </draw:polygon>
            <draw:polygon draw:style-name="gr73" draw:text-style-name="P19" draw:layer="layout" svg:width="0.952cm" svg:height="0.923cm" svg:x="-5.926cm" svg:y="16.246cm" svg:viewBox="0 0 953 924" draw:points="0,0 953,924 0,924">
              <text:p/>
            </draw:polygon>
          </draw:g>
        </draw:g>
        <draw:g draw:style-name="gr8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74" draw:text-style-name="P10" draw:layer="layout" svg:width="6.35cm" svg:height="1.673cm" svg:x="-0.423cm" svg:y="34.734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9"><text:span text:style-name="T2">«Interface»</text:span></text:p>
            <text:p text:style-name="P9"><text:span text:style-name="T2">InterfaceNa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12" draw:layer="layout" svg:width="6.35cm" svg:height="1.673cm" svg:x="-0.423cm" svg:y="36.407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1"><text:span text:style-name="T2">method1():type</text:span></text:p>
            <text:p text:style-name="P11"><text:span text:style-name="T2">method2(p:typ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76">
          <draw:custom-shape draw:style-name="gr77" draw:text-style-name="P20" draw:layer="layout" svg:width="1.5cm" svg:height="1.5cm" svg:x="11.102cm" svg:y="29.9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21" draw:layer="layout" svg:width="2.97cm" svg:height="0.994cm" svg:x="10.369cm" svg:y="31.421cm">
            <draw:text-box>
              <text:p text:style-name="P17"><text:span text:style-name="T2">Interface</text:span></text:p>
            </draw:text-box>
          </draw:frame>
        </draw:g>
        <draw:g draw:style-name="gr8">
          <draw:polygon draw:style-name="gr79" draw:text-style-name="P18" draw:layer="layout" svg:width="6.349cm" svg:height="3.809cm" svg:x="23.231cm" svg:y="22.807cm" svg:viewBox="0 0 6350 3810" draw:points="6350,953 6350,3810 0,3810 0,0 5398,0">
            <text:p text:style-name="P8"><text:span text:style-name="T2">Comment</text:span></text:p>
          </draw:polygon>
          <draw:custom-shape draw:style-name="gr80" draw:text-style-name="P18" draw:layer="layout" svg:width="0.794cm" svg:height="0.794cm" svg:x="28.708cm" svg:y="22.886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 draw:style-name="gr8" xml:id="id4" draw:id="id4">
          <draw:glue-point draw:id="4" svg:x="0cm" svg:y="1.281cm" draw:align="top-left"/>
          <draw:glue-point draw:id="5" svg:x="0cm" svg:y="-1.271cm" draw:align="bottom-left"/>
          <draw:glue-point draw:id="6" svg:x="0cm" svg:y="-1.271cm" draw:align="bottom-right"/>
          <draw:glue-point draw:id="7" svg:x="0cm" svg:y="1.281cm" draw:align="top-right"/>
          <draw:glue-point draw:id="8" svg:x="1.27cm" svg:y="0cm" draw:align="top-left"/>
          <draw:glue-point draw:id="9" svg:x="0cm" svg:y="0.555cm" draw:align="top"/>
          <draw:glue-point draw:id="10" svg:x="1.27cm" svg:y="0.555cm" draw:align="top"/>
          <draw:glue-point draw:id="11" svg:x="-2.5cm" svg:y="5cm"/>
          <draw:glue-point draw:id="12" svg:x="2.5cm" svg:y="5cm"/>
          <draw:custom-shape draw:style-name="gr81" draw:text-style-name="P20" draw:layer="layout" svg:width="1.905cm" svg:height="0.962cm" svg:x="13.7cm" svg:y="10.525cm">
            <draw:glue-point draw:id="4" svg:x="1.269cm" svg:y="0cm" draw:align="top-left"/>
            <text:p text:style-name="P22"><text:span text:style-name="T1"><text:s text:c="2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5" draw:layer="layout" svg:width="5.08cm" svg:height="3.266cm" svg:x="13.7cm" svg:y="11.079cm">
            <draw:glue-point draw:id="4" svg:x="1.27cm" svg:y="0cm" draw:align="top"/>
            <draw:glue-point draw:id="5" svg:x="-2.5cm" svg:y="5cm"/>
            <draw:glue-point draw:id="6" svg:x="2.5cm" svg:y="5cm"/>
            <draw:glue-point draw:id="7" svg:x="0cm" svg:y="-5.153cm"/>
            <draw:glue-point draw:id="8" svg:x="0cm" svg:y="0cm" draw:align="top"/>
            <draw:glue-point draw:id="9" svg:x="0cm" svg:y="0cm" draw:align="top"/>
            <draw:glue-point draw:id="10" svg:x="0cm" svg:y="0.717cm" draw:align="top-left"/>
            <draw:glue-point draw:id="11" svg:x="0cm" svg:y="-1.281cm" draw:align="bottom-left"/>
            <draw:glue-point draw:id="12" svg:x="0cm" svg:y="-1.281cm" draw:align="bottom-right"/>
            <draw:glue-point draw:id="13" svg:x="0cm" svg:y="0.717cm" draw:align="top-right"/>
            <draw:glue-point draw:id="14" svg:x="0cm" svg:y="0cm" draw:align="top"/>
            <text:p text:style-name="P9"><text:span text:style-name="T2">Pack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3" draw:text-style-name="P15" draw:layer="layout" svg:width="5.08cm" svg:height="5.08cm" svg:x="14.92cm" svg:y="1cm">
          <draw:glue-point draw:id="10" svg:x="-2.777cm" svg:y="5cm"/>
          <draw:glue-point draw:id="11" svg:x="-5cm" svg:y="3cm"/>
          <draw:glue-point draw:id="12" svg:x="-5cm" svg:y="-1cm"/>
          <draw:glue-point draw:id="13" svg:x="1.111cm" svg:y="5cm"/>
          <draw:glue-point draw:id="14" svg:x="3.888cm" svg:y="0.333cm"/>
          <text:p text:style-name="P9"><text:span text:style-name="T2">Nod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4" draw:text-style-name="P15" draw:layer="layout" svg:width="6.351cm" svg:height="2.54cm" svg:x="14.017cm" svg:y="7.032cm">
          <text:p text:style-name="P9"><text:span text:style-name="T2">Use c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5" draw:layer="layout" svg:width="5cm" svg:height="3cm" svg:x="0.127cm" svg:y="30.5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9"><text:span text:style-name="T2">System</text:span></text:p>
          <draw:enhanced-geometry svg:viewBox="0 0 21600 21600" draw:type="rectangle" draw:enhanced-path="M 0 0 L 21600 0 21600 21600 0 21600 0 0 Z N"/>
        </draw:custom-shape>
        <draw:g draw:style-name="gr86" xml:id="id7" draw:id="id7">
          <draw:path draw:style-name="gr87" draw:text-style-name="P23" draw:layer="layout" svg:width="1.058cm" svg:height="1.058cm" svg:x="11.471cm" svg:y="26.611cm" svg:viewBox="0 0 1059 1059" svg:d="M1041 667c-12 44-30 87-53 127s-52 77-84 110c-33 32-70 61-110 84s-83 41-127 53c-45 12-91 18-137 18-47 0-93-6-138-18-44-12-87-30-127-53s-77-52-110-84c-32-33-61-70-84-110s-41-83-53-127c-12-45-18-91-18-137 0-47 6-93 18-138 12-44 30-87 53-127s52-77 84-110c33-32 70-61 110-84s83-41 127-53c45-12 91-18 138-18 46 0 92 6 137 18 44 12 87 30 127 53s77 52 110 84c32 33 61 70 84 110s41 83 53 127c12 45 18 91 18 138 0 46-6 92-18 137zM829 230c-26-26-56-49-88-67-32-19-66-33-102-43-35-9-72-14-109-14-38 0-75 5-110 14-36 10-70 24-102 43-32 18-62 41-88 67s-49 56-67 88c-19 32-33 66-43 102-9 35-14 72-14 110 0 37 5 74 14 109 10 36 24 70 43 102 18 32 41 62 67 88s56 49 88 67c32 19 66 33 102 43 35 9 72 14 110 14 37 0 74-5 109-14 36-10 70-24 102-43 32-18 62-41 88-67s49-56 67-88c19-32 33-66 43-102 9-35 14-72 14-109 0-38-5-75-14-110-10-36-24-70-43-102-18-32-41-62-67-88z">
            <text:p/>
          </draw:path>
          <draw:path draw:style-name="gr88" draw:text-style-name="P23" draw:layer="layout" svg:width="0.635cm" svg:height="0.635cm" svg:x="11.682cm" svg:y="26.822cm" svg:viewBox="0 0 636 636" svg:d="M625 400c-7 27-18 53-32 77s-31 46-50 66c-20 19-42 36-66 50s-50 25-77 32c-26 7-54 11-82 11s-56-4-82-11c-27-7-53-18-77-32s-46-31-66-50c-19-20-36-42-50-66s-25-50-32-77c-7-26-11-54-11-82s4-56 11-82c7-27 18-53 32-77s31-46 50-66c20-19 42-36 66-50s50-25 77-32c26-7 54-11 82-11s56 4 82 11c27 7 53 18 77 32s46 31 66 50c19 20 36 42 50 66s25 50 32 77c7 26 11 54 11 82s-4 56-11 82z">
            <text:p/>
          </draw:path>
        </draw:g>
        <draw:custom-shape draw:style-name="gr89" draw:text-style-name="P24" xml:id="id6" draw:id="id6" draw:layer="layout" svg:width="0.638cm" svg:height="0.629cm" svg:x="11.681cm" svg:y="19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9" draw:layer="layout" svg:width="1.27cm" svg:height="1.27cm" svg:x="16.24cm" svg:y="22.5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1" draw:text-style-name="P5" draw:layer="layout" svg:x1="12cm" svg:y1="21.5cm" svg:x2="12cm" svg:y2="20.05cm" draw:start-shape="id5" draw:start-glue-point="0" draw:end-shape="id6" draw:end-glue-point="8" svg:d="M12000 21500v-1450" svg:viewBox="0 0 1 1451">
          <text:p/>
        </draw:connector>
        <draw:connector draw:style-name="gr92" draw:text-style-name="P5" draw:layer="layout" svg:x1="12cm" svg:y1="26.611cm" svg:x2="12cm" svg:y2="24.5cm" draw:start-shape="id7" draw:start-glue-point="0" draw:end-shape="id5" svg:d="M12000 26611v-2111" svg:viewBox="0 0 1 2112">
          <text:p/>
        </draw:connector>
        <draw:connector draw:style-name="gr93" draw:text-style-name="P5" draw:layer="layout" svg:x1="6.397cm" svg:y1="23cm" svg:x2="9.5cm" svg:y2="23cm" draw:start-shape="id8" draw:start-glue-point="1" draw:end-shape="id5" draw:end-glue-point="3" svg:d="M6397 23000h3103" svg:viewBox="0 0 3104 1">
          <text:p/>
        </draw:connector>
        <draw:custom-shape draw:style-name="gr94" draw:text-style-name="P15" xml:id="id8" draw:id="id8" draw:layer="layout" svg:width="5.08cm" svg:height="2.54cm" svg:x="1.317cm" svg:y="21.73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9"><text:span text:style-name="T2">Object</text:span></text:p>
          <draw:enhanced-geometry svg:viewBox="0 0 21600 21600" draw:type="rectangle" draw:enhanced-path="M 0 0 L 21600 0 21600 21600 0 21600 0 0 Z N"/>
        </draw:custom-shape>
        <draw:custom-shape draw:style-name="gr95" draw:text-style-name="P15" draw:layer="layout" svg:width="5.974cm" svg:height="2.54cm" svg:x="-8.94cm" svg:y="26.247cm">
          <text:p text:style-name="P9"><text:span text:style-name="T2">Collabo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g draw:style-name="gr8">
          <draw:custom-shape draw:style-name="gr96" draw:text-style-name="P26" draw:layer="layout" svg:width="12.716cm" svg:height="7.62cm" svg:x="1.619cm" svg:y="2.587cm">
            <draw:glue-point draw:id="4" svg:x="3cm" svg:y="-5cm"/>
            <draw:glue-point draw:id="5" svg:x="-3cm" svg:y="-5cm"/>
            <draw:glue-point draw:id="6" svg:x="-3cm" svg:y="5cm"/>
            <draw:glue-point draw:id="7" svg:x="3cm" svg:y="5cm"/>
            <draw:glue-point draw:id="8" svg:x="5cm" svg:y="3.333cm"/>
            <draw:glue-point draw:id="9" svg:x="5cm" svg:y="-3.333cm"/>
            <draw:glue-point draw:id="10" svg:x="-5cm" svg:y="-3.333cm"/>
            <draw:glue-point draw:id="11" svg:x="-5cm" svg:y="3.333cm"/>
            <text:p text:style-name="P25"><text:span text:style-name="T4">UM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97" draw:text-style-name="P27" draw:layer="layout" svg:width="6.356cm" svg:height="1.931cm" svg:x="1.621cm" svg:y="2.587cm" svg:viewBox="0 0 6357 1932" draw:points="0,36 0,1932 5449,1896 6357,0">
            <text:p/>
          </draw:polygon>
        </draw:g>
        <draw:g draw:style-name="gr8" xml:id="id10" draw:id="id10">
          <draw:glue-point draw:id="4" svg:x="5cm" svg:y="-2cm"/>
          <draw:glue-point draw:id="5" svg:x="5cm" svg:y="3cm"/>
          <draw:glue-point draw:id="6" svg:x="-5cm" svg:y="3cm"/>
          <draw:glue-point draw:id="7" svg:x="-5cm" svg:y="-2cm"/>
          <draw:glue-point draw:id="8" svg:x="-3cm" svg:y="-5cm"/>
          <draw:glue-point draw:id="9" svg:x="3cm" svg:y="-5cm"/>
          <draw:glue-point draw:id="10" svg:x="-3cm" svg:y="5cm"/>
          <draw:glue-point draw:id="11" svg:x="3cm" svg:y="5cm"/>
          <draw:custom-shape draw:style-name="gr98" draw:text-style-name="P29" draw:layer="layout" svg:width="5cm" svg:height="3cm" svg:x="8.72cm" svg:y="4.855cm">
            <text:p text:style-name="P28"><text:span text:style-name="T5">Cla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31" draw:layer="layout" svg:width="5cm" svg:height="2.611cm" svg:x="8.72cm" svg:y="5.744cm">
            <text:p text:style-name="P30"><text:span text:style-name="T5">- prop:int</text:span></text:p>
            <text:p text:style-name="P30"><text:span text:style-name="T5">+ pop:st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31" draw:layer="layout" svg:width="5cm" svg:height="2cm" svg:x="8.72cm" svg:y="7.855cm">
            <text:p text:style-name="P30"><text:span text:style-name="T5">+ method()</text:span></text:p>
            <text:p text:style-name="P30"><text:span text:style-name="T5">- auxMethod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8" xml:id="id9" draw:id="id9">
          <draw:custom-shape draw:style-name="gr101" draw:text-style-name="P2" draw:layer="layout" svg:width="5cm" svg:height="1.642cm" svg:x="2.052cm" svg:y="5.534cm">
            <text:p text:style-name="P2">«Interface»</text:p>
            <text:p text:style-name="P2">Name</text:p>
            <draw:enhanced-geometry svg:viewBox="0 0 21600 21600" draw:type="rectangle" draw:enhanced-path="M 0 0 L 21600 0 21600 21600 0 21600 0 0 Z N"/>
          </draw:custom-shape>
          <draw:custom-shape draw:style-name="gr102" draw:text-style-name="P32" draw:layer="layout" svg:width="5cm" svg:height="2cm" svg:x="2.052cm" svg:y="7.176cm">
            <text:p text:style-name="P32">method1()</text:p>
            <text:p text:style-name="P33">method2()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1" draw:layer="layout" svg:x1="7.052cm" svg:y1="7.355cm" svg:x2="8.72cm" svg:y2="7.355cm" draw:start-shape="id9" draw:start-glue-point="1" draw:end-shape="id10" draw:end-glue-point="3" svg:d="M7052 7355h1668" svg:viewBox="0 0 1669 1">
          <text:p/>
        </draw:connector>
        <draw:g>
          <draw:path draw:style-name="gr103" draw:text-style-name="P34" draw:layer="layout" svg:width="5cm" svg:height="3cm" draw:transform="rotate (0.313635666583381) translate (13.4938713781504cm 5.76213396257622cm)" svg:viewBox="0 0 5001 3001" svg:d="M306 0h1c-54 0-107 14-153 41-47 27-86 66-113 113-27 46-41 99-41 153 0 796 0 1591 0 2387 0 54 14 107 41 154 27 46 66 85 112 112 47 27 100 41 154 41 1462 0 2925 0 4387 0 54 0 107-14 154-41 46-27 85-66 112-112 27-47 41-100 41-154 0-796 0-1592 0-2388v1c0-54-14-107-41-153-27-47-66-86-112-113-47-27-100-41-154-41-1463 0-2925 0-4388 0z">
            <text:p/>
          </draw:path>
          <draw:path draw:style-name="gr104" draw:text-style-name="P35" draw:layer="layout" svg:width="1.017cm" svg:height="1.181cm" draw:transform="rotate (0.313635666583381) translate (14.5088706763486cm 6.40168591840022cm)" svg:viewBox="0 0 1018 1182" svg:d="M496 1182c-160-1-283-40-368-118s-128-190-128-336v-728h244v709c0 92 22 162 66 210 43 48 108 72 193 72 87 0 154-25 200-75 47-50 71-122 71-215v-701h244v716c0 148-46 262-137 344-91 81-220 121-385 122z">
            <text:p/>
          </draw:path>
          <draw:path draw:style-name="gr104" draw:text-style-name="P35" draw:layer="layout" svg:width="1.183cm" svg:height="1.164cm" draw:transform="rotate (0.313635666583381) translate (15.6831370709589cm 6.02052760441645cm)" svg:viewBox="0 0 1184 1165" svg:d="M967 1165v-706c0-16 0-32 1-48 0-16 3-85 7-206-39 148-68 252-86 310l-210 650h-174l-210-650-88-310c6 128 10 212 10 254v706h-217v-1165h327l208 651 18 63 40 156 52-186 214-684h325v1165z">
            <text:p/>
          </draw:path>
          <draw:path draw:style-name="gr104" draw:text-style-name="P35" draw:layer="layout" svg:width="0.868cm" svg:height="1.164cm" draw:transform="rotate (0.313635666583381) translate (17.0242872258749cm 5.58530776362276cm)" svg:viewBox="0 0 869 1165" svg:d="M0 1165c0-388 0-777 0-1165 81 0 163 0 244 0 0 326 0 651 0 977 208 0 417 0 625 0 0 62 0 125 0 188-290 0-579 0-869 0z">
            <text:p/>
          </draw:path>
        </draw:g>
        <draw:g>
          <draw:path draw:style-name="gr105" draw:text-style-name="P36" draw:layer="layout" svg:width="1cm" svg:height="1cm" draw:transform="rotate (0.313635666583381) translate (17.2866035423548cm 10.9732098333163cm)" svg:viewBox="0 0 1001 1001" svg:d="M1001 500c0 88-23 175-67 251s-107 139-183 183-163 67-251 67c-87 0-174-23-250-67s-139-107-183-183-67-163-67-251c0-87 23-174 67-250s107-139 183-183 163-67 250-67c88 0 175 23 251 67s139 107 183 183 67 163 67 250z">
            <text:p/>
          </draw:path>
          <draw:path draw:style-name="gr106" draw:text-style-name="P3" draw:layer="layout" svg:width="0.638cm" svg:height="0.629cm" draw:transform="rotate (0.313635666583381) translate (17.5158500454746cm 11.0933432624996cm)" svg:viewBox="0 0 639 630" svg:d="M639 315c0 55-15 110-43 158-28 47-68 87-117 115-48 27-103 42-159 42-57 0-112-15-160-42-49-28-89-68-117-115-28-48-43-103-43-158s15-110 43-157c28-48 68-88 117-116 48-27 103-42 160-42 56 0 111 15 159 42 49 28 89 68 117 116 28 47 43 102 43 157z">
            <text:p/>
          </draw:path>
        </draw:g>
        <draw:path draw:style-name="gr106" draw:text-style-name="P3" draw:layer="layout" svg:width="0.638cm" svg:height="0.629cm" draw:transform="rotate (0.313635666583381) translate (15.0242507629069cm 3.41130518558873cm)" svg:viewBox="0 0 639 630" svg:d="M639 315c0 55-15 110-43 158-28 47-68 87-117 115-48 27-103 42-159 42-57 0-112-15-160-42-49-28-89-68-117-115-28-48-43-103-43-158s15-110 43-157c28-48 68-88 117-116 48-27 103-42 159-42 57 0 112 15 160 42 49 28 89 68 117 116 28 47 43 102 43 157z">
          <text:p/>
        </draw:path>
        <draw:path draw:style-name="gr107" draw:text-style-name="P1" draw:layer="layout" svg:width="1.133cm" svg:height="-0.001cm" draw:transform="rotate (-1.25716066021152) translate (15.5220563219153cm 3.91215508867376cm)" svg:viewBox="0 0 1134 0" svg:d="M0 0c378 0 756 0 1134 0">
          <text:p/>
        </draw:path>
        <draw:path draw:style-name="gr107" draw:text-style-name="P1" draw:layer="layout" svg:width="1.021cm" svg:height="-0.001cm" draw:transform="rotate (-1.25716066021152) translate (16.7974737852802cm 7.84449107306571cm)" svg:viewBox="0 0 1022 0" svg:d="M0 0c341 0 681 0 1022 0">
          <text:p/>
        </draw:path>
        <draw:g>
          <draw:path draw:style-name="gr107" draw:text-style-name="P1" draw:layer="layout" svg:width="3.666cm" svg:height="3.021cm" draw:transform="rotate (0.313635666583381) translate (12.3709691307063cm 7.70326238251266cm)" svg:viewBox="0 0 3667 3022" svg:d="M3667 3022c-1222 0-2445 0-3667 0 0-1007 0-2015 0-3022 556 0 1111 0 1667 0">
            <text:p/>
          </draw:path>
          <draw:path draw:style-name="gr108" draw:text-style-name="P3" draw:layer="layout" svg:width="0.314cm" svg:height="0.467cm" draw:transform="rotate (0.313635666583381) translate (14.4068009049799cm 9.63174449409165cm)" svg:viewBox="0 0 315 468" svg:d="M58 468c-16-1-28-2-39-4v-42c8 1 17 2 26 2 35 0 62-25 83-77l5-13-133-334h60l70 186c1 2 2 6 4 10 1 4 6 18 14 41 8 22 12 35 13 38l21-61 74-214h59l-129 336c-14 35-27 62-39 80-12 17-25 30-40 39-14 8-31 12-49 13z">
            <text:p/>
          </draw:path>
          <draw:path draw:style-name="gr108" draw:text-style-name="P3" draw:layer="layout" svg:width="0.297cm" svg:height="0.347cm" draw:transform="rotate (0.313635666583381) translate (14.7313778939051cm 9.51934187917373cm)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<text:p/>
          </draw:path>
          <draw:path draw:style-name="gr108" draw:text-style-name="P3" draw:layer="layout" svg:width="0.276cm" svg:height="0.346cm" draw:transform="rotate (0.313635666583381) translate (15.0567447429301cm 9.41494551168989cm)" svg:viewBox="0 0 277 347" svg:d="M277 248c0 32-12 56-36 73-24 18-57 26-100 26-42 0-74-7-97-20-22-14-37-36-44-65l49-9c5 18 15 31 30 39 15 9 35 13 62 13 28 0 49-5 62-13 13-9 20-22 20-39 0-14-5-24-14-33-9-8-24-15-44-20l-40-11c-32-8-55-16-68-24-14-8-25-18-32-29-8-11-12-25-12-42 0-31 11-54 33-70s54-24 95-24c37 0 67 7 89 20 21 13 35 33 41 62l-50 6c-3-14-12-26-25-34-14-8-32-12-55-12-25 0-43 4-55 12-12 7-18 19-18 34 0 10 2 18 7 24s12 12 22 16 30 10 61 18c30 7 51 14 64 20 13 7 24 14 31 21 8 8 14 17 18 27s6 21 6 34z">
            <text:p/>
          </draw:path>
        </draw:g>
        <draw:path draw:style-name="gr109" draw:text-style-name="P1" draw:layer="layout" svg:width="1cm" svg:height="1cm" draw:transform="rotate (0.313635666583381) translate (16.6371710894319cm 8.97089555002049cm)" svg:viewBox="0 0 1001 1001" svg:d="M500 0c167 167 334 333 501 500-167 167-334 334-501 501-167-167-333-334-500-501 167-167 333-333 500-500z">
          <text:p/>
        </draw:path>
        <draw:path draw:style-name="gr107" draw:text-style-name="P1" draw:layer="layout" svg:width="1.104cm" svg:height="-0.001cm" draw:transform="rotate (-1.25716066021152) translate (17.4212991628622cm 9.76785424685394cm)" svg:viewBox="0 0 1105 0" svg:d="M0 0c368 0 737 0 1105 0">
          <text:p/>
        </draw:path>
        <draw:custom-shape draw:style-name="gr110" draw:text-style-name="P38" xml:id="id12" draw:id="id12" draw:layer="layout" svg:width="5.398cm" svg:height="2.059cm" svg:x="8.937cm" svg:y="21.801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37"><text:span text:style-name="T6">UML</text:span></text:p>
          <draw:enhanced-geometry svg:viewBox="0 0 21600 21600" draw:path-stretchpoint-x="10800" draw:path-stretchpoint-y="10800" draw:text-areas="?f3 ?f4 ?f5 ?f6" draw:type="round-rectangle" draw:modifiers="2209.663445518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8" xml:id="id13" draw:id="id13">
          <draw:custom-shape draw:style-name="gr111" draw:text-style-name="P36" draw:layer="layout" svg:width="1cm" svg:height="1cm" svg:x="11.136cm" svg:y="2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3" draw:layer="layout" svg:width="0.638cm" svg:height="0.629cm" svg:x="11.317cm" svg:y="24.9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2" draw:text-style-name="P3" xml:id="id11" draw:id="id11" draw:layer="layout" svg:width="0.638cm" svg:height="0.629cm" svg:x="11.317cm" svg:y="2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3" draw:text-style-name="P1" draw:layer="layout" svg:x1="11.636cm" svg:y1="20.83cm" svg:x2="11.636cm" svg:y2="21.801cm" draw:start-shape="id11" draw:start-glue-point="8" draw:end-shape="id12" draw:end-glue-point="0" svg:d="M11636 20830v971" svg:viewBox="0 0 1 972">
          <text:p/>
        </draw:connector>
        <draw:connector draw:style-name="gr113" draw:text-style-name="P1" draw:layer="layout" svg:x1="11.636cm" svg:y1="23.86cm" svg:x2="11.636cm" svg:y2="24.8cm" draw:start-shape="id12" draw:start-glue-point="2" draw:end-shape="id13" svg:d="M11636 23860v940" svg:viewBox="0 0 1 941">
          <text:p/>
        </draw:connector>
      </draw:page>
      <draw:page draw:name="page3" draw:style-name="dp1" draw:master-page-name="Default">
        <draw:g draw:style-name="gr8">
          <draw:glue-point draw:id="4" svg:x="1.27cm" svg:y="0.502cm" draw:align="top-left"/>
          <draw:glue-point draw:id="5" svg:x="2.54cm" svg:y="0.502cm" draw:align="top-left"/>
          <draw:glue-point draw:id="6" svg:x="-2.54cm" svg:y="0.502cm" draw:align="top-right"/>
          <draw:glue-point draw:id="7" svg:x="0cm" svg:y="0.502cm" draw:align="top"/>
          <draw:glue-point draw:id="8" svg:x="-3cm" svg:y="5.001cm"/>
          <draw:glue-point draw:id="9" svg:x="-1cm" svg:y="5.001cm"/>
          <draw:glue-point draw:id="10" svg:x="1cm" svg:y="5.001cm"/>
          <draw:glue-point draw:id="11" svg:x="3cm" svg:y="5.001cm"/>
          <draw:glue-point draw:id="12" svg:x="0cm" svg:y="5.001cm"/>
          <draw:glue-point draw:id="13" svg:x="0cm" svg:y="1.044cm" draw:align="top-left"/>
          <draw:glue-point draw:id="14" svg:x="-3.175cm" svg:y="2.314cm" draw:align="top"/>
          <draw:glue-point draw:id="15" svg:x="-3.175cm" svg:y="-0.636cm" draw:align="bottom"/>
          <draw:glue-point draw:id="16" svg:x="-3.175cm" svg:y="-0.954cm" draw:align="bottom"/>
          <draw:glue-point draw:id="17" svg:x="0cm" svg:y="-0.636cm" draw:align="bottom-left"/>
          <draw:glue-point draw:id="18" svg:x="0cm" svg:y="1.996cm" draw:align="top-left"/>
          <draw:glue-point draw:id="19" svg:x="-0.496cm" svg:y="-0.636cm" draw:align="bottom-right"/>
          <draw:glue-point draw:id="20" svg:x="-0.496cm" svg:y="1.361cm" draw:align="top-right"/>
          <draw:glue-point draw:id="21" svg:x="-0.496cm" svg:y="1.996cm" draw:align="top-right"/>
          <draw:custom-shape draw:style-name="gr114" draw:text-style-name="P12" draw:layer="layout" svg:width="6.35cm" svg:height="1.673cm" svg:x="10.525cm" svg:y="15.292cm">
            <draw:glue-point draw:id="4" svg:x="-3cm" svg:y="4.997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5.002cm"/>
            <draw:glue-point draw:id="9" svg:x="0cm" svg:y="-0.636cm" draw:align="bottom-left"/>
            <draw:glue-point draw:id="10" svg:x="-0.496cm" svg:y="-0.636cm" draw:align="bottom-right"/>
            <text:p text:style-name="P11"><text:span text:style-name="T2">+</text:span><text:span text:style-name="T2"><text:tab/></text:span><text:span text:style-name="T2">method1():type </text:span></text:p>
            <text:p text:style-name="P11"><text:span text:style-name="T2">+</text:span><text:span text:style-name="T2"><text:tab/></text:span><text:span text:style-name="T2">method2(p:type) </text:span></text:p>
            <draw:enhanced-geometry svg:viewBox="0 0 21600 21600" draw:mirror-horizontal="false" draw:mirror-vertical="false" draw:type="non-primitive" draw:enhanced-path="M 0 0 L ?f0 0 ?f0 21600 0 21600 0 0 Z N">
              <draw:equation draw:name="f0" draw:formula="21600 - 500/logwidth * width"/>
            </draw:enhanced-geometry>
          </draw:custom-shape>
          <draw:custom-shape draw:style-name="gr115" draw:text-style-name="P12" draw:layer="layout" svg:width="6.35cm" svg:height="1.718cm" svg:x="10.525cm" svg:y="13.574cm">
            <draw:glue-point draw:id="4" svg:x="0cm" svg:y="0.534cm" draw:align="top-left"/>
            <draw:glue-point draw:id="5" svg:x="-0.496cm" svg:y="0.534cm" draw:align="top-right"/>
            <text:p text:style-name="P11"><text:span text:style-name="T2">-</text:span><text:span text:style-name="T2"><text:tab/></text:span><text:span text:style-name="T2">prop1:type1 </text:span></text:p>
            <text:p text:style-name="P11"><text:span text:style-name="T2">-</text:span><text:span text:style-name="T2"><text:tab/></text:span><text:span text:style-name="T2">prop2:type2 </text:span></text:p>
            <draw:enhanced-geometry svg:viewBox="0 0 21600 21600" draw:mirror-horizontal="false" draw:mirror-vertical="false" draw:type="non-primitive" draw:enhanced-path="M 0 0 L ?f0 0 ?f0 21600 0 21600 0 0 Z N">
              <draw:equation draw:name="f0" draw:formula="21600 - 500/logwidth * width"/>
            </draw:enhanced-geometry>
          </draw:custom-shape>
          <draw:custom-shape draw:style-name="gr116" draw:text-style-name="P14" draw:layer="layout" svg:width="6.35cm" svg:height="1.467cm" svg:x="10.525cm" svg:y="12.112cm">
            <draw:glue-point draw:id="4" svg:x="1.27cm" svg:y="0.502cm" draw:align="top-left"/>
            <draw:glue-point draw:id="5" svg:x="2.54cm" svg:y="0.502cm" draw:align="top-left"/>
            <draw:glue-point draw:id="6" svg:x="-2.54cm" svg:y="0.502cm" draw:align="top-right"/>
            <draw:glue-point draw:id="7" svg:x="0cm" svg:y="0.502cm" draw:align="top"/>
            <draw:glue-point draw:id="8" svg:x="0cm" svg:y="1.042cm" draw:align="top-left"/>
            <draw:glue-point draw:id="9" svg:x="-0.496cm" svg:y="1.359cm" draw:align="top-right"/>
            <text:p text:style-name="P13"><text:span text:style-name="T2">ClassName </text:span></text:p>
            <draw:enhanced-geometry svg:viewBox="0 0 21600 21600" draw:mirror-horizontal="false" draw:mirror-vertical="false" draw:type="non-primitive" draw:enhanced-path="M 0 ?f0 L ?f1 ?f0 ?f1 21600 0 21600 0 ?f0 Z N">
              <draw:equation draw:name="f0" draw:formula="500/logheight * height"/>
              <draw:equation draw:name="f1" draw:formula="21600 - 500/logwidth * width"/>
            </draw:enhanced-geometry>
          </draw:custom-shape>
          <draw:custom-shape draw:style-name="gr117" draw:text-style-name="P14" draw:layer="layout" svg:width="1.011cm" svg:height="1.416cm" svg:x="15.864cm" svg:y="12.158cm">
            <text:p text:style-name="P13"><text:span text:style-name="T2">T </text:span></text:p>
            <draw:enhanced-geometry svg:viewBox="0 0 21600 21600" draw:mirror-horizontal="false" draw:mirror-vertical="false" draw:type="non-primitive" draw:enhanced-path="M 0 0 L 21600 0 21600 ?f0 0 ?f0 0 0 Z N">
              <draw:equation draw:name="f0" draw:formula="height - 500/logheight * height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heads_20_1" draw:display-name="Arrowheads 1" svg:viewBox="0 0 300 300" svg:d="M0 0h300v300h-300zM20 20h260v260h-260z"/>
    <draw:marker draw:name="Arrowheads_20_21" draw:display-name="Arrowheads 21" svg:viewBox="0 0 851 1524" svg:d="M33 0c262 0 524 0 786 0 11 0 21 0 32 0 0 11 0 21 0 32 0 249 0 499 0 748 0 11 0 22 0 33-111 1-221 3-332 4 65 189 129 378 194 567-44 12-89 24-133 36-32-123-63-245-95-368 0 157-1 315-1 472-36-1-71-1-107-2 1-157 1-315 2-472-28 124-56 248-84 372-45-10-89-21-134-31 58-193 115-386 173-579-111 0-223 0-334 0 0-11 0-21 0-32 0-249 0-499 0-748 0-11 0-21 0-32 11 0 22 0 33 0zM66 63c0 229 0 457 0 686 240 0 480 0 720 0 0-229 0-457 0-686-240 0-480 0-720 0z"/>
    <draw:marker draw:name="Arrowheads_20_22" draw:display-name="Arrowheads 22" svg:viewBox="0 0 786 1228" svg:d="M151 1228l-76-25-75-25 318-952 76-226 75 226 317 952-76 25-75 25-162-486v462h-80-79v-464z"/>
    <draw:marker draw:name="Arrowheads_20_7" draw:display-name="Arrowheads 7" svg:viewBox="0 0 742 742" svg:d="M729 467c-8 31-20 61-37 90-16 28-36 54-59 76-22 23-48 43-76 59-29 17-59 29-90 37-31 9-63 13-96 13s-65-4-96-13c-31-8-61-20-89-37-29-16-55-36-77-59-23-22-43-48-59-76-17-29-29-59-37-90-9-31-13-63-13-96s4-65 13-96c8-31 20-61 37-89 16-29 36-55 59-77 22-23 48-43 77-59 28-17 58-29 89-37 31-9 63-13 96-13s65 4 96 13c31 8 61 20 90 37 28 16 54 36 76 59 23 22 43 48 59 77 17 28 29 58 37 89 9 31 13 63 13 96s-4 65-13 96zM558 184c-16-17-34-31-54-42-21-12-42-21-64-27-23-6-46-9-69-9s-46 3-69 9c-22 6-43 15-63 27-21 11-39 25-55 42-17 16-31 34-42 55-12 20-21 41-27 63-6 23-9 46-9 69s3 46 9 69c6 22 15 43 27 64 11 20 25 38 42 54 16 17 34 31 55 42 20 12 41 21 63 27 23 6 46 9 69 9s46-3 69-9c22-6 43-15 64-27 20-11 38-25 54-42 17-16 31-34 42-54 12-21 21-42 27-64 6-23 9-46 9-69s-3-46-9-69c-6-22-15-43-27-63-11-21-25-39-42-55zM395 396v133h-46v-133h-131v-45h131v-133h46v133h131v45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Square_20_45" draw:display-name="Square 45" svg:viewBox="0 0 1131 1131" svg:d="M0 564l564 567 567-567-567-564z"/>
    <draw:marker draw:name="Square_20_45_20_unfilled" draw:display-name="Square 45 unfilled" svg:viewBox="0 0 3000 3000" svg:d="M1500 3000l-1500-1500 1500-1500 1500 1500zM1500 2715l-1215-1215 1215-1215 1215 1215z"/>
    <draw:marker draw:name="Square_20_unfilled" draw:display-name="Square unfilled" svg:viewBox="0 0 300 300" svg:d="M0 0h300v300h-300zM20 20h260v260h-260z"/>
    <draw:marker draw:name="Triangle_20_unfilled" draw:display-name="Triangle unfilled" svg:viewBox="0 0 3000 3000" svg:d="M1500 0l1500 3000h-3000zM1500 447l-1176 2353h2353z"/>
    <draw:marker draw:name="UML_20_Arrow" draw:display-name="UML Arrow" svg:viewBox="-0.0901699437494742 0 406.180339887499 756.090169943749" svg:d="M105 715c-2 9-7 17-13 24-7 7-15 12-23 15-9 2-19 3-28 1s-17-7-24-13c-7-7-12-15-15-23-2-9-3-19-1-28l150-650c2-5 3-10 6-14 5-9 11-15 20-20 8-5 17-7 26-7s18 2 27 7c8 5 14 11 19 20 3 4 4 9 6 14l150 650c2 9 1 19-1 28-3 8-8 16-15 23-7 6-15 11-24 13s-19 1-28-1c-8-3-16-8-23-15-6-7-11-15-13-24l-44-194v232h-53-53v-237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000000" draw:marker-start-width="0.35cm" draw:marker-start-center="false" draw:marker-end-width="0.35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width="0.1cm" draw:marker-start-width="0.35cm" draw:marker-end="UML_20_Arrow" draw:marker-end-width="0.35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Use" style:family="graphic" style:parent-style-name="Arrow_20_Line">
      <style:graphic-properties draw:stroke="dash" draw:stroke-dash="Long_20_Dash"/>
    </style:style>
    <style:style style:name="Inheritance" style:family="graphic" style:parent-style-name="Arrow_20_Line">
      <style:graphic-properties draw:marker-end="Triangle_20_unfilled" draw:marker-end-width="0.65cm"/>
    </style:style>
    <style:style style:name="Compose" style:family="graphic" style:parent-style-name="Arrow_20_Line">
      <style:graphic-properties draw:marker-end="Square_20_45" draw:marker-end-width="0.65cm"/>
    </style:style>
    <style:style style:name="Flow" style:family="graphic" style:parent-style-name="Arrow_20_Line"/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9T23:59:38.716225278</meta:creation-date>
    <dc:date>2023-09-02T17:48:43.458090841</dc:date>
    <meta:editing-duration>PT14H42M17S</meta:editing-duration>
    <meta:editing-cycles>33</meta:editing-cycles>
    <meta:generator>LibreOffice/7.5.5.2$Linux_X86_64 LibreOffice_project/50$Build-2</meta:generator>
    <meta:document-statistic meta:object-count="165"/>
  </office:meta>
</office:document-meta>
</file>